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60000001985ADAAA27FACFD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Обычный"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Таблица1" style:family="table">
      <style:table-properties style:width="16.552cm" fo:margin-left="-0.025cm" fo:margin-top="0cm" fo:margin-bottom="0cm" table:align="left" style:writing-mode="lr-tb"/>
    </style:style>
    <style:style style:name="Таблица1.A" style:family="table-column">
      <style:table-column-properties style:column-width="0.727cm"/>
    </style:style>
    <style:style style:name="Таблица1.B" style:family="table-column">
      <style:table-column-properties style:column-width="2.233cm"/>
    </style:style>
    <style:style style:name="Таблица1.C" style:family="table-column">
      <style:table-column-properties style:column-width="1.356cm"/>
    </style:style>
    <style:style style:name="Таблица1.D" style:family="table-column">
      <style:table-column-properties style:column-width="1.355cm"/>
    </style:style>
    <style:style style:name="Таблица1.F" style:family="table-column">
      <style:table-column-properties style:column-width="1.312cm"/>
    </style:style>
    <style:style style:name="Таблица1.G" style:family="table-column">
      <style:table-column-properties style:column-width="1.314cm"/>
    </style:style>
    <style:style style:name="Таблица1.H" style:family="table-column">
      <style:table-column-properties style:column-width="1.401cm"/>
    </style:style>
    <style:style style:name="Таблица1.I" style:family="table-column">
      <style:table-column-properties style:column-width="1.311cm"/>
    </style:style>
    <style:style style:name="Таблица1.J" style:family="table-column">
      <style:table-column-properties style:column-width="1.369cm"/>
    </style:style>
    <style:style style:name="Таблица1.L" style:family="table-column">
      <style:table-column-properties style:column-width="1.45cm"/>
    </style:style>
    <style:style style:name="Таблица1.1" style:family="table-row">
      <style:table-row-properties fo:keep-together="auto"/>
    </style:style>
    <style:style style:name="Таблица1.A1" style:family="table-cell">
      <style:table-cell-properties style:vertical-align="middle" fo:background-color="#d3d3d3" fo:padding-left="0.009cm" fo:padding-right="0.026cm" fo:padding-top="0.026cm" fo:padding-bottom="0.026cm" fo:border-left="0.5pt solid #c0c0c0" fo:border-right="none" fo:border-top="0.5pt solid #c0c0c0" fo:border-bottom="0.5pt solid #c0c0c0">
        <style:background-image/>
      </style:table-cell-properties>
    </style:style>
    <style:style style:name="Таблица1.C1" style:family="table-cell">
      <style:table-cell-properties style:vertical-align="middle" fo:background-color="#d3d3d3" fo:padding-left="0.009cm" fo:padding-right="0.026cm" fo:padding-top="0.026cm" fo:padding-bottom="0.026cm" fo:border="0.5pt solid #c0c0c0">
        <style:background-image/>
      </style:table-cell-properties>
    </style:style>
    <style:style style:name="Таблица1.C3" style:family="table-cell">
      <style:table-cell-properties style:vertical-align="middle" fo:background-color="#f9f9f9" fo:padding-left="0.009cm" fo:padding-right="0.026cm" fo:padding-top="0.026cm" fo:padding-bottom="0.026cm" fo:border-left="0.5pt solid #c0c0c0" fo:border-right="none" fo:border-top="0.5pt solid #c0c0c0" fo:border-bottom="0.5pt solid #c0c0c0">
        <style:background-image/>
      </style:table-cell-properties>
    </style:style>
    <style:style style:name="Таблица1.L3" style:family="table-cell">
      <style:table-cell-properties style:vertical-align="middle" fo:background-color="#f9f9f9" fo:padding-left="0.009cm" fo:padding-right="0.026cm" fo:padding-top="0.026cm" fo:padding-bottom="0.026cm" fo:border="0.5pt solid #c0c0c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line-height="150%"/>
      <style:text-properties style:font-name="Times New Roman" fo:font-size="14pt" style:font-size-asian="14pt" style:font-name-complex="Times New Roman1" style:font-size-complex="14pt"/>
    </style:style>
    <style:style style:name="P4" style:family="paragraph" style:parent-style-name="Standard">
      <style:paragraph-properties fo:margin-top="0cm" fo:margin-bottom="0cm" loext:contextual-spacing="false" fo:line-height="150%"/>
      <style:text-properties style:font-name="Times New Roman" fo:font-size="14pt" style:font-size-asian="14pt" style:font-name-complex="Times New Roman1" style:font-size-complex="14pt"/>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4pt" style:font-size-asian="14pt" style:font-name-complex="Times New Roman1" style:font-size-complex="14pt"/>
    </style:style>
    <style:style style:name="P6" style:family="paragraph" style:parent-style-name="Standard">
      <style:paragraph-properties fo:margin-top="0cm" fo:margin-bottom="0cm" loext:contextual-spacing="false" fo:line-height="150%"/>
      <style:text-properties style:font-name="Times New Roman" fo:font-size="14pt" fo:font-weight="bold" style:font-size-asian="14pt" style:font-weight-asian="bold" style:font-name-complex="Times New Roman1" style:font-size-complex="14pt"/>
    </style:style>
    <style:style style:name="P7"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8" style:family="paragraph" style:parent-style-name="Standard">
      <style:paragraph-properties fo:margin-top="0cm" fo:margin-bottom="0cm" loext:contextual-spacing="false"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language="en" fo:country="US" fo:font-weight="bold" style:font-size-asian="14pt" style:font-weight-asian="bold" style:font-name-complex="Times New Roman1" style:font-size-complex="14pt"/>
    </style:style>
    <style:style style:name="P12"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style>
    <style:style style:name="P13" style:family="paragraph" style:parent-style-name="Standard" style:master-page-name="First_20_Page">
      <style:paragraph-properties fo:margin-top="0cm" fo:margin-bottom="0cm" loext:contextual-spacing="false" fo:line-height="150%" fo:text-align="center" style:justify-single-word="false" style:page-number="auto"/>
      <style:text-properties style:font-name="Times New Roman" fo:font-size="14pt" style:font-size-asian="14pt" style:font-name-complex="Times New Roman1" style:font-size-complex="14pt"/>
    </style:style>
    <style:style style:name="P14" style:family="paragraph" style:parent-style-name="Standard">
      <style:paragraph-properties fo:margin-top="0cm" fo:margin-bottom="0cm" loext:contextual-spacing="false" fo:line-height="150%" fo:text-align="center"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margin-top="0cm" fo:margin-bottom="0cm" loext:contextual-spacing="false" fo:line-height="150%" fo:text-align="justify" style:justify-single-word="false"/>
      <style:text-properties style:font-name="Times New Roman" fo:font-size="14pt" style:font-size-asian="14pt" style:font-name-complex="Times New Roman1"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 fo:font-size="14pt" fo:font-weight="normal" officeooo:rsid="000be62e" officeooo:paragraph-rsid="000be62e" style:font-size-asian="14pt" style:font-weight-asian="normal" style:font-name-complex="Times New Roman1" style:font-size-complex="14pt" style:font-weight-complex="normal"/>
    </style:style>
    <style:style style:name="P20" style:family="paragraph" style:parent-style-name="Standard">
      <style:paragraph-properties fo:margin-top="0cm" fo:margin-bottom="0cm" loext:contextual-spacing="false" fo:line-height="150%" fo:text-align="justify" style:justify-single-word="false"/>
      <style:text-properties style:font-name="Times New Roman" fo:font-size="14pt" fo:font-weight="normal" officeooo:rsid="000be62e" officeooo:paragraph-rsid="000da7ae" style:font-size-asian="14pt" style:font-weight-asian="normal" style:font-name-complex="Times New Roman1" style:font-size-complex="14pt" style:font-weight-complex="normal"/>
    </style:style>
    <style:style style:name="P21" style:family="paragraph" style:parent-style-name="Standard">
      <style:paragraph-properties fo:margin-top="0cm" fo:margin-bottom="0cm" loext:contextual-spacing="false" fo:line-height="150%" fo:text-align="justify" style:justify-single-word="false"/>
      <style:text-properties fo:font-variant="normal" fo:text-transform="none" fo:color="#252525" style:font-name="Times New Roman" fo:font-size="14pt" fo:letter-spacing="normal" fo:language="en" fo:country="US" fo:font-style="normal" fo:font-weight="normal" officeooo:rsid="000be62e" officeooo:paragraph-rsid="000be62e" style:font-size-asian="14pt" style:font-style-asian="normal" style:font-weight-asian="normal" style:font-name-complex="Times New Roman1" style:font-size-complex="14pt" style:font-weight-complex="normal"/>
    </style:style>
    <style:style style:name="P2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language="en" fo:country="US" fo:font-style="normal" fo:font-weight="normal" officeooo:rsid="000c60cc" officeooo:paragraph-rsid="000c60cc" style:font-size-asian="14pt" style:font-style-asian="normal" style:font-weight-asian="normal" style:font-name-complex="Times New Roman1" style:font-size-complex="14pt" style:font-weight-complex="normal"/>
    </style:style>
    <style:style style:name="P2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language="en" fo:country="US" fo:font-style="normal" fo:font-weight="normal" officeooo:rsid="000c60cc" officeooo:paragraph-rsid="000cf8e0" style:font-size-asian="14pt" style:font-style-asian="normal" style:font-weight-asian="normal" style:font-name-complex="Times New Roman1" style:font-size-complex="14pt" style:font-weight-complex="normal"/>
    </style:style>
    <style:style style:name="P2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 fo:font-size="14pt" fo:letter-spacing="normal" fo:language="ru" fo:country="RU" fo:font-style="normal" fo:font-weight="normal" officeooo:rsid="000cf8e0" officeooo:paragraph-rsid="000cf8e0" style:font-size-asian="14pt" style:font-style-asian="normal" style:font-weight-asian="normal" style:font-name-complex="Times New Roman1" style:font-size-complex="14pt" style:font-weight-complex="normal"/>
    </style:style>
    <style:style style:name="P25" style:family="paragraph" style:parent-style-name="Standard">
      <style:paragraph-properties fo:margin-top="0cm" fo:margin-bottom="0cm" loext:contextual-spacing="false" fo:line-height="150%" fo:text-align="justify" style:justify-single-word="false"/>
      <style:text-properties fo:font-weight="normal" officeooo:rsid="000be62e" officeooo:paragraph-rsid="000c60cc" style:font-weight-asian="normal" style:font-weight-complex="normal"/>
    </style:style>
    <style:style style:name="P26" style:family="paragraph" style:parent-style-name="Standard">
      <style:paragraph-properties fo:margin-top="0cm" fo:margin-bottom="0cm" loext:contextual-spacing="false" fo:line-height="150%" fo:text-align="justify" style:justify-single-word="false"/>
      <style:text-properties fo:font-weight="normal" officeooo:rsid="000be62e" officeooo:paragraph-rsid="000be62e" style:font-weight-asian="normal" style:font-weight-complex="normal"/>
    </style:style>
    <style:style style:name="P27" style:family="paragraph" style:parent-style-name="Standard">
      <style:paragraph-properties fo:margin-top="0cm" fo:margin-bottom="0cm" loext:contextual-spacing="false" fo:line-height="150%" fo:text-align="justify" style:justify-single-word="false"/>
      <style:text-properties fo:font-weight="normal" officeooo:rsid="000c60cc" officeooo:paragraph-rsid="000c60cc" style:font-weight-asian="normal" style:font-weight-complex="normal"/>
    </style:style>
    <style:style style:name="P28" style:family="paragraph" style:parent-style-name="Standard">
      <style:paragraph-properties fo:margin-top="0cm" fo:margin-bottom="0cm" loext:contextual-spacing="false" fo:line-height="150%" fo:text-align="justify" style:justify-single-word="false"/>
    </style:style>
    <style:style style:name="P29" style:family="paragraph" style:parent-style-name="Standard">
      <loext:graphic-properties draw:fill="solid" draw:fill-color="#ffffff"/>
      <style:paragraph-properties fo:margin-top="0cm" fo:margin-bottom="0cm" loext:contextual-spacing="false" fo:line-height="150%" fo:text-align="justify" style:justify-single-word="false" fo:background-color="#ffffff"/>
      <style:text-properties fo:color="#000000" style:font-name="Times New Roman" fo:font-size="14pt" style:text-underline-style="none" style:font-name-asian="Times New Roman1" style:font-size-asian="14pt" style:language-asian="ru" style:country-asian="RU" style:font-name-complex="Times New Roman1" style:font-size-complex="14pt"/>
    </style:style>
    <style:style style:name="P30"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font-weight="bold" style:font-size-asian="14pt" style:font-weight-asian="bold" style:font-name-complex="Times New Roman1" style:font-size-complex="14pt"/>
    </style:style>
    <style:style style:name="P31" style:family="paragraph" style:parent-style-name="Standard">
      <style:paragraph-properties fo:margin-left="8.502cm" fo:margin-right="0cm" fo:margin-top="0cm" fo:margin-bottom="0cm" loext:contextual-spacing="false" fo:line-height="150%" fo:text-align="justify" style:justify-single-word="false" fo:text-indent="0cm" style:auto-text-indent="false"/>
      <style:text-properties style:font-name="Times New Roman" fo:font-size="14pt" style:font-size-asian="14pt" style:font-name-complex="Times New Roman1" style:font-size-complex="14pt"/>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style:font-size-asian="14pt" style:font-name-complex="Times New Roman1" style:font-size-complex="14pt"/>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size="14pt"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variant="normal" fo:text-transform="none" fo:color="#252525" style:font-name="Times New Roman" fo:font-size="14pt" fo:letter-spacing="normal" fo:font-style="normal" fo:font-weight="normal" style:font-size-asian="14pt" style:font-style-asian="normal" style:font-weight-asian="normal" style:font-name-complex="Times New Roman1" style:font-size-complex="14pt"/>
    </style:style>
    <style:style style:name="P35" style:family="paragraph" style:parent-style-name="Standard">
      <style:paragraph-properties fo:line-height="150%"/>
      <style:text-properties style:font-name="Times New Roman" fo:font-size="14pt" style:font-size-asian="14pt" style:font-name-complex="Times New Roman1" style:font-size-complex="14pt"/>
    </style:style>
    <style:style style:name="P36"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37" style:family="paragraph" style:parent-style-name="Standard">
      <style:paragraph-properties fo:line-height="150%" fo:text-align="justify" style:justify-single-word="false"/>
      <style:text-properties fo:color="#000000" style:font-name="Times New Roman" fo:font-size="14pt" fo:background-color="#ffffff" style:font-size-asian="14pt" style:font-name-complex="Times New Roman1" style:font-size-complex="14pt"/>
    </style:style>
    <style:style style:name="P38" style:family="paragraph" style:parent-style-name="Standard">
      <style:paragraph-properties fo:line-height="150%"/>
    </style:style>
    <style:style style:name="P39" style:family="paragraph" style:parent-style-name="Standard">
      <style:paragraph-properties fo:line-height="150%" fo:text-align="justify" style:justify-single-word="false"/>
    </style:style>
    <style:style style:name="P40" style:family="paragraph" style:parent-style-name="Standard">
      <style:paragraph-properties fo:margin-top="0.423cm" fo:margin-bottom="0.423cm" loext:contextual-spacing="false" fo:line-height="150%" fo:text-align="justify" style:justify-single-word="false"/>
      <style:text-properties fo:color="#000000" style:font-name="Arial" fo:font-size="9.5pt" fo:font-weight="bold" style:font-name-asian="Times New Roman1" style:font-size-asian="9.5pt" style:language-asian="ru" style:country-asian="RU" style:font-weight-asian="bold" style:font-name-complex="Arial1" style:font-size-complex="9.5pt" style:font-weight-complex="bold"/>
    </style:style>
    <style:style style:name="P41" style:family="paragraph" style:parent-style-name="Standard">
      <style:paragraph-properties fo:margin-top="0.423cm" fo:margin-bottom="0.423cm" loext:contextual-spacing="false" fo:line-height="150%" fo:text-align="justify" style:justify-single-word="false"/>
      <style:text-properties fo:color="#000000" style:font-name="Arial" fo:font-size="9.5pt" style:font-name-asian="Times New Roman1" style:font-size-asian="9.5pt" style:language-asian="ru" style:country-asian="RU" style:font-name-complex="Arial1" style:font-size-complex="9.5pt"/>
    </style:style>
    <style:style style:name="P42" style:family="paragraph" style:parent-style-name="Standard">
      <style:paragraph-properties fo:margin-top="0.423cm" fo:margin-bottom="0.423cm" loext:contextual-spacing="false" fo:line-height="150%" fo:text-align="justify" style:justify-single-word="false"/>
    </style:style>
    <style:style style:name="P43" style:family="paragraph" style:parent-style-name="Standard" style:list-style-name="WWNum3">
      <loext:graphic-properties draw:fill="solid" draw:fill-color="#ffffff"/>
      <style:paragraph-properties fo:margin-left="0.677cm" fo:margin-right="0cm" fo:margin-top="0.494cm" fo:margin-bottom="0.042cm" loext:contextual-spacing="false" fo:line-height="150%" fo:text-align="justify" style:justify-single-word="false" fo:text-indent="-0.635cm" style:auto-text-indent="false" fo:background-color="#ffffff"/>
    </style:style>
    <style:style style:name="P44" style:family="paragraph" style:parent-style-name="Standard" style:list-style-name="WWNum3">
      <loext:graphic-properties draw:fill="solid" draw:fill-color="#ffffff"/>
      <style:paragraph-properties fo:margin-left="0.677cm" fo:margin-right="0cm" fo:margin-top="0cm" fo:margin-bottom="0.494cm" loext:contextual-spacing="false" fo:line-height="150%" fo:text-align="justify" style:justify-single-word="false" fo:text-indent="-0.635cm" style:auto-text-indent="false" fo:background-color="#ffffff"/>
    </style:style>
    <style:style style:name="P45" style:family="paragraph" style:parent-style-name="Standard">
      <loext:graphic-properties draw:fill="solid" draw:fill-color="#ffffff"/>
      <style:paragraph-properties fo:margin-top="0.169cm" fo:margin-bottom="0.212cm" loext:contextual-spacing="false" fo:line-height="150%" fo:text-align="justify" style:justify-single-word="false" fo:background-color="#ffffff"/>
      <style:text-properties fo:color="#000000" style:font-name="Times New Roman" fo:font-size="14pt" style:text-underline-style="none" style:font-name-asian="Times New Roman1" style:font-size-asian="14pt" style:language-asian="ru" style:country-asian="RU" style:font-name-complex="Times New Roman1" style:font-size-complex="14pt"/>
    </style:style>
    <style:style style:name="P46" style:family="paragraph" style:parent-style-name="Standard">
      <loext:graphic-properties draw:fill="solid" draw:fill-color="#ffffff"/>
      <style:paragraph-properties fo:margin-top="0.169cm" fo:margin-bottom="0.212cm" loext:contextual-spacing="false" fo:line-height="150%" fo:text-align="end" style:justify-single-word="false" fo:background-color="#ffffff"/>
      <style:text-properties officeooo:rsid="000da7ae" officeooo:paragraph-rsid="000da7ae"/>
    </style:style>
    <style:style style:name="P47" style:family="paragraph" style:parent-style-name="Standard">
      <loext:graphic-properties draw:fill="solid" draw:fill-color="#ffffff"/>
      <style:paragraph-properties fo:margin-top="0.169cm" fo:margin-bottom="0.212cm" loext:contextual-spacing="false" fo:line-height="150%" fo:text-align="center" style:justify-single-word="false" fo:background-color="#ffffff"/>
      <style:text-properties officeooo:rsid="000da7ae" officeooo:paragraph-rsid="000da7ae"/>
    </style:style>
    <style:style style:name="P48" style:family="paragraph" style:parent-style-name="Standard">
      <loext:graphic-properties draw:fill="solid" draw:fill-color="#ffffff"/>
      <style:paragraph-properties fo:margin-top="0.169cm" fo:margin-bottom="0.212cm" loext:contextual-spacing="false" fo:line-height="150%" fo:text-align="justify" style:justify-single-word="false" fo:background-color="#ffffff"/>
    </style:style>
    <style:style style:name="P49" style:family="paragraph" style:parent-style-name="Standard">
      <loext:graphic-properties draw:fill="solid" draw:fill-color="#ffffff"/>
      <style:paragraph-properties fo:margin-top="0.069cm" fo:margin-bottom="0.111cm" loext:contextual-spacing="false" fo:line-height="150%" fo:text-align="justify" style:justify-single-word="false" fo:background-color="#ffffff"/>
      <style:text-properties fo:color="#000000" style:font-name="Times New Roman" fo:font-size="14pt" style:text-underline-style="none" style:font-name-asian="Times New Roman1" style:font-size-asian="14pt" style:language-asian="ru" style:country-asian="RU" style:font-name-complex="Times New Roman1" style:font-size-complex="14pt"/>
    </style:style>
    <style:style style:name="P50" style:family="paragraph" style:parent-style-name="Standard">
      <loext:graphic-properties draw:fill="solid" draw:fill-color="#ffffff"/>
      <style:paragraph-properties fo:margin-top="0cm" fo:margin-bottom="0.011cm" loext:contextual-spacing="false" fo:line-height="150%" fo:text-align="justify" style:justify-single-word="false" fo:background-color="#ffffff"/>
      <style:text-properties fo:color="#000000" style:font-name="Times New Roman" fo:font-size="14pt" style:text-underline-style="none" style:font-name-asian="Times New Roman1" style:font-size-asian="14pt" style:language-asian="ru" style:country-asian="RU" style:font-name-complex="Times New Roman1" style:font-size-complex="14pt"/>
    </style:style>
    <style:style style:name="P51" style:family="paragraph" style:parent-style-name="Standard">
      <loext:graphic-properties draw:fill="solid" draw:fill-color="#ffffff"/>
      <style:paragraph-properties fo:margin-top="0cm" fo:margin-bottom="0.011cm" loext:contextual-spacing="false" fo:line-height="150%" fo:text-align="justify" style:justify-single-word="false" fo:background-color="#ffffff"/>
    </style:style>
    <style:style style:name="P52" style:family="paragraph" style:parent-style-name="Heading_20_2">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53" style:family="paragraph" style:parent-style-name="Heading_20_2">
      <style:paragraph-properties fo:line-height="150%" fo:text-align="center" style:justify-single-word="false"/>
      <style:text-properties style:font-name="Times New Roman" fo:font-size="14pt" style:font-size-asian="14pt" style:font-name-complex="Times New Roman1" style:font-size-complex="14pt"/>
    </style:style>
    <style:style style:name="P54" style:family="paragraph" style:parent-style-name="Heading_20_2">
      <style:paragraph-properties fo:line-height="150%" fo:text-align="center" style:justify-single-word="false"/>
      <style:text-properties style:font-name="Times New Roman" fo:font-weight="bold" style:font-weight-asian="bold" style:font-weight-complex="bold"/>
    </style:style>
    <style:style style:name="P55" style:family="paragraph" style:parent-style-name="Heading_20_2">
      <style:paragraph-properties fo:line-height="150%" fo:text-align="center" style:justify-single-word="false"/>
    </style:style>
    <style:style style:name="P56" style:family="paragraph" style:parent-style-name="Heading_20_2">
      <style:paragraph-properties fo:line-height="150%" fo:text-align="center" style:justify-single-word="false"/>
      <style:text-properties fo:font-weight="bold" style:font-weight-asian="bold" style:font-name-complex="Times New Roman1"/>
    </style:style>
    <style:style style:name="P57" style:family="paragraph" style:parent-style-name="Heading_20_2">
      <style:paragraph-properties fo:line-height="150%" fo:text-align="center" style:justify-single-word="false" fo:break-before="page"/>
      <style:text-properties officeooo:paragraph-rsid="000be62e"/>
    </style:style>
    <style:style style:name="P58" style:family="paragraph" style:parent-style-name="Heading_20_1">
      <style:paragraph-properties fo:text-align="center" style:justify-single-word="false" fo:break-before="page"/>
      <style:text-properties style:font-name="Times New Roman" fo:font-weight="bold" style:font-weight-asian="bold" style:font-weight-complex="bold"/>
    </style:style>
    <style:style style:name="P59" style:family="paragraph" style:parent-style-name="Heading_20_1">
      <style:paragraph-properties fo:line-height="150%" fo:text-align="center" style:justify-single-word="false" fo:break-before="page"/>
      <style:text-properties style:font-name="Times New Roman" fo:font-weight="bold" style:font-weight-asian="bold" style:font-weight-complex="bold"/>
    </style:style>
    <style:style style:name="P60" style:family="paragraph" style:parent-style-name="Heading_20_1">
      <style:paragraph-properties fo:line-height="150%" fo:text-align="center" style:justify-single-word="false" fo:break-before="page"/>
    </style:style>
    <style:style style:name="P61" style:family="paragraph" style:parent-style-name="Heading_20_1">
      <style:paragraph-properties fo:line-height="150%" fo:text-align="center" style:justify-single-word="false"/>
    </style:style>
    <style:style style:name="P62" style:family="paragraph" style:parent-style-name="Heading_20_1">
      <style:paragraph-properties fo:line-height="150%" fo:text-align="center" style:justify-single-word="false"/>
      <style:text-properties style:font-name="Times New Roman" fo:font-weight="bold" style:font-weight-asian="bold" style:font-weight-complex="bold"/>
    </style:style>
    <style:style style:name="P63" style:family="paragraph" style:parent-style-name="Абзац_20_списка" style:list-style-name="WWNum1">
      <style:paragraph-properties fo:line-height="150%"/>
      <style:text-properties style:font-name="Times New Roman" fo:font-size="14pt" style:font-size-asian="14pt" style:font-name-complex="Times New Roman1" style:font-size-complex="14pt"/>
    </style:style>
    <style:style style:name="P64" style:family="paragraph" style:parent-style-name="Абзац_20_списка" style:list-style-name="WWNum2">
      <style:paragraph-properties fo:line-height="150%"/>
      <style:text-properties style:font-name="Times New Roman" fo:font-size="14pt" style:font-size-asian="14pt" style:font-name-complex="Times New Roman1" style:font-size-complex="14pt"/>
    </style:style>
    <style:style style:name="P6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style>
    <style:style style:name="P66" style:family="paragraph" style:parent-style-name="Text_20_body">
      <style:paragraph-properties fo:margin-left="0cm" fo:margin-right="0cm" fo:line-height="150%" fo:text-align="justify" style:justify-single-word="false" fo:orphans="2" fo:widows="2" fo:text-indent="0cm" style:auto-text-indent="false"/>
    </style:style>
    <style:style style:name="P67" style:family="paragraph" style:parent-style-name="Text_20_body">
      <style:paragraph-properties fo:line-height="150%" fo:text-align="justify" style:justify-single-word="false"/>
      <style:text-properties fo:color="#000000" style:font-name="Times New Roman" fo:font-size="14pt" style:font-size-asian="14pt" style:font-size-complex="14pt"/>
    </style:style>
    <style:style style:name="P6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style>
    <style:style style:name="P69" style:family="paragraph" style:parent-style-name="Text_20_body">
      <style:paragraph-properties fo:line-height="150%" fo:text-align="justify" style:justify-single-word="false"/>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font-weight-complex="bold"/>
    </style:style>
    <style:style style:name="T4" style:family="text">
      <style:text-properties style:font-name="Times New Roman" fo:font-size="14pt" fo:language="ru" fo:country="RU" fo:font-weight="bold" style:font-size-asian="14pt" style:font-weight-asian="bold" style:font-name-complex="Times New Roman1" style:font-size-complex="14pt"/>
    </style:style>
    <style:style style:name="T5" style:family="text">
      <style:text-properties style:font-name="Times New Roman" fo:font-size="14pt" fo:language="ru" fo:country="RU" style:font-size-asian="14pt" style:font-name-complex="Times New Roman1" style:font-size-complex="14pt"/>
    </style:style>
    <style:style style:name="T6" style:family="text">
      <style:text-properties style:font-name="Times New Roman" fo:font-size="14pt" fo:language="ru" fo:country="RU" style:font-size-asian="14pt" style:font-size-complex="14pt"/>
    </style:style>
    <style:style style:name="T7" style:family="text">
      <style:text-properties style:font-name="Times New Roman" fo:font-size="14pt" fo:language="en" fo:country="US" fo:font-weight="bold" style:font-size-asian="14pt" style:font-weight-asian="bold" style:font-name-complex="Times New Roman1" style:font-size-complex="14pt"/>
    </style:style>
    <style:style style:name="T8" style:family="text">
      <style:text-properties style:font-name="Times New Roman" fo:font-size="14pt" fo:language="en" fo:country="US" style:font-size-asian="14pt" style:font-size-complex="14pt"/>
    </style:style>
    <style:style style:name="T9" style:family="text">
      <style:text-properties style:font-name="Times New Roman" fo:font-size="14pt" fo:language="en" fo:country="US" style:font-size-asian="14pt" style:font-name-complex="Times New Roman1" style:font-size-complex="14pt"/>
    </style:style>
    <style:style style:name="T10" style:family="text">
      <style:text-properties style:font-name="Times New Roman" fo:font-size="14pt" fo:language="en" fo:country="US"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1" style:family="text">
      <style:text-properties style:font-name="Times New Roman" fo:font-size="14pt"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12" style:family="text">
      <style:text-properties style:font-name="Times New Roman" fo:font-weight="bold" style:font-weight-asian="bold" style:font-weight-complex="bold"/>
    </style:style>
    <style:style style:name="T13" style:family="text">
      <style:text-properties style:font-name="Times New Roman" fo:language="en" fo:country="US" fo:font-weight="bold" style:font-weight-asian="bold" style:font-weight-complex="bold"/>
    </style:style>
    <style:style style:name="T14" style:family="text">
      <style:text-properties style:font-name="Times New Roman" fo:language="ru" fo:country="RU"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name-complex="Times New Roman1" style:font-size-complex="14pt"/>
    </style:style>
    <style:style style:name="T17" style:family="text">
      <style:text-properties fo:font-variant="normal" fo:text-transform="none" fo:color="#000000" style:font-name="Times New Roman" fo:font-size="14pt" fo:letter-spacing="normal" fo:language="ru" fo:country="RU" fo:font-style="normal" fo:font-weight="bold" style:font-size-asian="14pt" style:font-style-asian="normal" style:font-weight-asian="bold" style:font-name-complex="Times New Roman1" style:font-size-complex="14pt" style:font-weight-complex="bold"/>
    </style:style>
    <style:style style:name="T18" style:family="text">
      <style:text-properties fo:font-variant="normal" fo:text-transform="none" fo:color="#000000" style:font-name="Times New Roman" fo:font-size="14pt" fo:letter-spacing="normal" fo:language="ru" fo:country="RU" fo:font-style="normal" style:font-size-asian="14pt" style:font-style-asian="normal" style:font-name-complex="Times New Roman1" style:font-size-complex="14pt"/>
    </style:style>
    <style:style style:name="T19" style:family="text">
      <style:text-properties fo:font-variant="normal" fo:text-transform="none" fo:color="#000000" style:font-name="Times New Roman" fo:font-size="14pt" fo:letter-spacing="normal" fo:language="ru" fo:country="RU" fo:font-style="normal" officeooo:rsid="000c60cc" style:font-size-asian="14pt" style:font-style-asian="normal" style:font-name-complex="Times New Roman1" style:font-size-complex="14pt"/>
    </style:style>
    <style:style style:name="T20" style:family="text">
      <style:text-properties fo:font-variant="normal" fo:text-transform="none" fo:color="#000000" style:font-name="Times New Roman" fo:font-size="14pt" fo:letter-spacing="normal" fo:language="ru" fo:country="RU" fo:font-style="normal" officeooo:rsid="000f0d45" style:font-size-asian="14pt" style:font-style-asian="normal" style:font-name-complex="Times New Roman1" style:font-size-complex="14pt"/>
    </style:style>
    <style:style style:name="T21"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1" style:font-size-complex="14pt"/>
    </style:style>
    <style:style style:name="T22"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1" style:font-size-complex="14pt"/>
    </style:style>
    <style:style style:name="T23"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style>
    <style:style style:name="T2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25" style:family="text">
      <style:text-properties fo:font-variant="normal" fo:text-transform="none" fo:color="#000000" style:font-name="Times New Roman" fo:font-size="14pt" fo:letter-spacing="normal" fo:language="en" fo:country="US" fo:font-style="italic" fo:font-weight="normal" style:font-size-asian="14pt" style:font-style-asian="italic" style:font-weight-asian="normal" style:font-name-complex="Times New Roman1" style:font-size-complex="14pt"/>
    </style:style>
    <style:style style:name="T26" style:family="text">
      <style:text-properties fo:font-variant="normal" fo:text-transform="none" fo:color="#000000" style:font-name="Times New Roman" fo:font-size="14pt" fo:letter-spacing="normal" fo:language="en" fo:country="US" fo:font-style="italic" fo:font-weight="normal" style:font-size-asian="14pt" style:font-style-asian="italic" style:font-weight-asian="normal" style:font-size-complex="14pt"/>
    </style:style>
    <style:style style:name="T27" style:family="text">
      <style:text-properties fo:font-variant="normal" fo:text-transform="none" fo:color="#000000" style:font-name="Times New Roman" fo:font-size="14pt" fo:letter-spacing="normal" fo:language="en" fo:country="US" fo:font-style="italic" fo:font-weight="normal" style:font-size-asian="14pt" style:font-style-asian="italic" style:font-weight-asian="normal" style:font-size-complex="14pt" style:font-weight-complex="bold"/>
    </style:style>
    <style:style style:name="T28" style:family="text">
      <style:text-properties fo:font-variant="normal" fo:text-transform="none" fo:color="#000000" style:font-name="Times New Roman" fo:font-size="14pt" fo:letter-spacing="normal" fo:language="en" fo:country="US" fo:font-style="normal" fo:font-weight="bold" style:font-size-asian="14pt" style:font-style-asian="normal" style:font-weight-asian="bold" style:font-size-complex="14pt" style:font-weight-complex="bold"/>
    </style:style>
    <style:style style:name="T29" style:family="text">
      <style:text-properties fo:font-variant="normal" fo:text-transform="none" fo:color="#000000" style:font-name="Times New Roman" fo:font-size="14pt" fo:letter-spacing="normal" fo:language="en" fo:country="US" fo:font-style="normal" fo:font-weight="normal" style:font-size-asian="14pt" style:font-style-asian="normal" style:font-weight-asian="normal" style:font-size-complex="14pt"/>
    </style:style>
    <style:style style:name="T30" style:family="text">
      <style:text-properties fo:font-variant="normal" fo:text-transform="none" fo:color="#000000" style:font-name="Times New Roman" fo:font-size="14pt" fo:letter-spacing="normal" fo:language="en" fo:country="US" fo:font-style="normal" fo:font-weight="normal" style:font-size-asian="14pt" style:font-style-asian="normal" style:font-weight-asian="normal" style:font-size-complex="14pt" style:font-weight-complex="bold"/>
    </style:style>
    <style:style style:name="T31" style:family="text">
      <style:text-properties fo:font-variant="normal" fo:text-transform="none" fo:color="#000000" style:font-name="Times New Roman" fo:font-size="14pt" fo:letter-spacing="normal" fo:language="en" fo:country="US" fo:font-style="normal" style:font-size-asian="14pt" style:font-style-asian="normal" style:font-name-complex="Times New Roman1" style:font-size-complex="14pt"/>
    </style:style>
    <style:style style:name="T32" style:family="text">
      <style:text-properties fo:font-variant="normal" fo:text-transform="none" fo:color="#000000" style:font-name="Times New Roman" fo:font-size="14pt" fo:letter-spacing="normal" fo:language="en" fo:country="US" fo:font-style="normal" officeooo:rsid="000c60cc" style:font-size-asian="14pt" style:font-style-asian="normal" style:font-name-complex="Times New Roman1" style:font-size-complex="14pt"/>
    </style:style>
    <style:style style:name="T33" style:family="text">
      <style:text-properties fo:font-variant="normal" fo:text-transform="none" fo:color="#000000" style:font-name="Times New Roman" fo:font-size="14pt" fo:letter-spacing="normal" fo:language="en" fo:country="US" fo:font-style="normal" officeooo:rsid="000da7ae" style:font-size-asian="14pt" style:font-style-asian="normal" style:font-name-complex="Times New Roman1" style:font-size-complex="14pt"/>
    </style:style>
    <style:style style:name="T34" style:family="text">
      <style:text-properties fo:font-variant="normal" fo:text-transform="none" fo:color="#000000" style:font-name="Times New Roman" fo:font-size="14pt" fo:letter-spacing="normal" fo:font-style="italic" fo:font-weight="normal" style:font-size-asian="14pt" style:font-style-asian="italic" style:font-weight-asian="normal" style:font-size-complex="14pt"/>
    </style:style>
    <style:style style:name="T3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name-complex="Times New Roman1" style:font-size-complex="14pt"/>
    </style:style>
    <style:style style:name="T3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name-complex="Times New Roman1" style:font-size-complex="14pt" style:font-style-complex="normal" style:font-weight-complex="normal"/>
    </style:style>
    <style:style style:name="T3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style>
    <style:style style:name="T38"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normal" style:text-blinking="false" style:font-size-asian="14pt" style:font-style-asian="normal" style:font-weight-asian="normal" style:font-size-complex="14pt"/>
    </style:style>
    <style:style style:name="T39"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normal" style:text-blinking="false" style:font-size-asian="14pt" style:font-style-asian="normal" style:font-weight-asian="normal" style:font-size-complex="14pt" style:font-weight-complex="bold"/>
    </style:style>
    <style:style style:name="T40" style:family="text">
      <style:text-properties fo:font-variant="normal" fo:text-transform="none" fo:color="#000000" style:text-line-through-style="none" style:text-line-through-type="none" style:font-name="Times New Roman" fo:font-size="14pt" fo:letter-spacing="normal" fo:language="en" fo:country="US" fo:font-style="normal" style:text-underline-style="none" fo:font-weight="bold" style:text-blinking="false" style:font-size-asian="14pt" style:font-style-asian="normal" style:font-weight-asian="bold" style:font-size-complex="14pt" style:font-weight-complex="bold"/>
    </style:style>
    <style:style style:name="T41"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style:text-blinking="false" style:font-size-asian="14pt" style:font-style-asian="normal" style:font-weight-asian="normal" style:font-size-complex="14pt" style:font-weight-complex="bold"/>
    </style:style>
    <style:style style:name="T42" style:family="text">
      <style:text-properties fo:font-variant="normal" fo:text-transform="none" fo:color="#252525" style:font-name="Times New Roman" fo:font-size="14pt" fo:letter-spacing="normal" fo:font-style="normal" fo:font-weight="bold" style:font-size-asian="14pt" style:font-style-asian="normal" style:font-weight-asian="bold" style:font-name-complex="Times New Roman1" style:font-size-complex="14pt"/>
    </style:style>
    <style:style style:name="T43" style:family="text">
      <style:text-properties fo:font-variant="normal" fo:text-transform="none" fo:color="#252525" style:font-name="Times New Roman" fo:font-size="14pt" fo:letter-spacing="normal" fo:font-style="normal" style:font-size-asian="14pt" style:font-style-asian="normal" style:font-name-complex="Times New Roman1" style:font-size-complex="14pt"/>
    </style:style>
    <style:style style:name="T44" style:family="text">
      <style:text-properties fo:font-variant="normal" fo:text-transform="none" fo:color="#252525" style:font-name="Times New Roman" fo:font-size="14pt" fo:letter-spacing="normal" fo:language="en" fo:country="US" fo:font-style="normal" style:font-size-asian="14pt" style:font-style-asian="normal" style:font-name-complex="Times New Roman1" style:font-size-complex="14pt"/>
    </style:style>
    <style:style style:name="T45" style:family="text">
      <style:text-properties fo:font-variant="normal" fo:text-transform="none" fo:color="#252525" style:font-name="Times New Roman" fo:font-size="14pt" fo:letter-spacing="normal" fo:language="en" fo:country="US" fo:font-style="normal" officeooo:rsid="000c60cc" style:font-size-asian="14pt" style:font-style-asian="normal" style:font-name-complex="Times New Roman1" style:font-size-complex="14pt"/>
    </style:style>
    <style:style style:name="T46" style:family="text">
      <style:text-properties fo:font-variant="normal" fo:text-transform="none" fo:color="#252525" style:font-name="Times New Roman" fo:font-size="14pt" fo:letter-spacing="normal" fo:language="en" fo:country="US" fo:font-style="normal" officeooo:rsid="000da7ae" style:font-size-asian="14pt" style:font-style-asian="normal" style:font-name-complex="Times New Roman1" style:font-size-complex="14pt"/>
    </style:style>
    <style:style style:name="T47" style:family="text">
      <style:text-properties fo:font-variant="normal" fo:text-transform="none" fo:color="#252525" style:font-name="Times New Roman" fo:font-size="14pt" fo:letter-spacing="normal" fo:language="ru" fo:country="RU" fo:font-style="normal" style:font-size-asian="14pt" style:font-style-asian="normal" style:font-name-complex="Times New Roman1" style:font-size-complex="14pt"/>
    </style:style>
    <style:style style:name="T48" style:family="text">
      <style:text-properties fo:font-variant="normal" fo:text-transform="none" fo:color="#252525" style:font-name="Times New Roman" fo:font-size="14pt" fo:letter-spacing="normal" fo:language="ru" fo:country="RU" fo:font-style="normal" officeooo:rsid="000c60cc" style:font-size-asian="14pt" style:font-style-asian="normal" style:font-name-complex="Times New Roman1" style:font-size-complex="14pt"/>
    </style:style>
    <style:style style:name="T49" style:family="text">
      <style:text-properties fo:font-variant="normal" fo:text-transform="none" fo:color="#252525" style:font-name="Times New Roman" fo:font-size="14pt" fo:letter-spacing="normal" fo:language="ru" fo:country="RU" fo:font-style="normal" officeooo:rsid="000da7ae" style:font-size-asian="14pt" style:font-style-asian="normal" style:font-name-complex="Times New Roman1" style:font-size-complex="14pt"/>
    </style:style>
    <style:style style:name="T50" style:family="text">
      <style:text-properties fo:color="#000000" style:font-name="Times New Roman" fo:font-size="14pt" style:font-size-asian="14pt" style:font-name-complex="Times New Roman1" style:font-size-complex="14pt"/>
    </style:style>
    <style:style style:name="T51" style:family="text">
      <style:text-properties fo:color="#000000" style:font-name="Times New Roman" fo:font-size="14pt" style:font-size-asian="14pt" style:font-size-complex="14pt"/>
    </style:style>
    <style:style style:name="T52" style:family="text">
      <style:text-properties fo:color="#000000" style:font-name="Times New Roman" fo:font-size="14pt" fo:language="en" fo:country="US" fo:font-weight="bold" style:font-size-asian="14pt" style:font-weight-asian="bold" style:font-size-complex="14pt" style:font-weight-complex="bold"/>
    </style:style>
    <style:style style:name="T53" style:family="text">
      <style:text-properties fo:color="#000000" style:font-name="Times New Roman" fo:font-size="14pt" fo:language="en" fo:country="US" style:text-underline-style="none" style:font-name-asian="Times New Roman1" style:font-size-asian="14pt" style:language-asian="ru" style:country-asian="RU" style:font-name-complex="Times New Roman1" style:font-size-complex="14pt"/>
    </style:style>
    <style:style style:name="T54" style:family="text">
      <style:text-properties fo:color="#000000" style:font-name="Times New Roman" fo:font-size="14pt" style:text-underline-style="none" fo:font-weight="bold" fo:background-color="#ffffff" loext:char-shading-value="0" style:font-name-asian="Times New Roman1" style:font-size-asian="14pt" style:language-asian="ru" style:country-asian="RU" style:font-weight-asian="bold" style:font-name-complex="Times New Roman1" style:font-size-complex="14pt" style:font-weight-complex="bold"/>
    </style:style>
    <style:style style:name="T55" style:family="text">
      <style:text-properties fo:color="#000000" style:font-name="Times New Roman" fo:font-size="14pt" style:text-underline-style="none" fo:font-weight="bold" style:font-name-asian="Times New Roman1" style:font-size-asian="14pt" style:language-asian="ru" style:country-asian="RU" style:font-weight-asian="bold" style:font-name-complex="Times New Roman1" style:font-size-complex="14pt" style:font-weight-complex="bold"/>
    </style:style>
    <style:style style:name="T56" style:family="text">
      <style:text-properties fo:color="#000000" style:font-name="Times New Roman" fo:font-size="14pt" style:text-underline-style="none" fo:background-color="#ffffff" loext:char-shading-value="0" style:font-name-asian="Times New Roman1" style:font-size-asian="14pt" style:language-asian="ru" style:country-asian="RU" style:font-name-complex="Times New Roman1" style:font-size-complex="14pt"/>
    </style:style>
    <style:style style:name="T57" style:family="text">
      <style:text-properties fo:color="#000000" style:font-name="Times New Roman" fo:font-size="14pt" style:text-underline-style="none" officeooo:rsid="000da7ae" fo:background-color="#ffffff" loext:char-shading-value="0" style:font-name-asian="Times New Roman1" style:font-size-asian="14pt" style:language-asian="ru" style:country-asian="RU" style:font-name-complex="Times New Roman1" style:font-size-complex="14pt"/>
    </style:style>
    <style:style style:name="T58" style:family="text">
      <style:text-properties fo:color="#000000" style:font-name="Times New Roman" fo:font-size="14pt" style:text-underline-style="none" style:font-name-asian="Times New Roman1" style:font-size-asian="14pt" style:language-asian="ru" style:country-asian="RU" style:font-name-complex="Times New Roman1" style:font-size-complex="14pt"/>
    </style:style>
    <style:style style:name="T59" style:family="text">
      <style:text-properties fo:color="#000000" style:font-name="Times New Roman" fo:font-size="14pt" fo:font-style="italic" style:text-underline-style="none" fo:background-color="#ffffff" loext:char-shading-value="0" style:font-name-asian="Times New Roman1" style:font-size-asian="14pt" style:language-asian="ru" style:country-asian="RU" style:font-style-asian="italic" style:font-name-complex="Times New Roman1" style:font-size-complex="14pt" style:font-style-complex="italic"/>
    </style:style>
    <style:style style:name="T60" style:family="text">
      <style:text-properties fo:color="#000000" style:font-name="Times New Roman" fo:font-size="14pt" fo:font-style="italic" style:text-underline-style="none" style:font-name-asian="Times New Roman1" style:font-size-asian="14pt" style:language-asian="ru" style:country-asian="RU" style:font-style-asian="italic" style:font-name-complex="Times New Roman1" style:font-size-complex="14pt" style:font-style-complex="italic"/>
    </style:style>
    <style:style style:name="T61" style:family="text">
      <style:text-properties fo:color="#000000" style:font-name="Times New Roman" fo:font-size="14pt"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T62" style:family="text">
      <style:text-properties fo:color="#000000" style:font-name="Times New Roman" fo:language="ru" fo:country="RU" fo:font-weight="bold" style:font-weight-asian="bold" style:font-weight-complex="bold"/>
    </style:style>
    <style:style style:name="T63" style:family="text">
      <style:text-properties fo:color="#000000" style:font-name="Times New Roman" fo:language="en" fo:country="US" fo:font-weight="bold" style:font-weight-asian="bold" style:font-weight-complex="bold"/>
    </style:style>
    <style:style style:name="T64" style:family="text">
      <style:text-properties fo:color="#000000" style:text-position="super 58%" style:font-name="Times New Roman" fo:font-size="14pt" fo:font-style="italic" style:text-underline-style="none" fo:background-color="#ffffff" loext:char-shading-value="0" style:font-name-asian="Times New Roman1" style:font-size-asian="14pt" style:language-asian="ru" style:country-asian="RU" style:font-style-asian="italic" style:font-name-complex="Times New Roman1" style:font-size-complex="14pt" style:font-style-complex="italic"/>
    </style:style>
    <style:style style:name="T65" style:family="text">
      <style:text-properties fo:color="#000000" style:text-position="super 58%" style:font-name="Times New Roman" fo:font-size="14pt" fo:font-style="italic" style:text-underline-style="none" style:font-name-asian="Times New Roman1" style:font-size-asian="14pt" style:language-asian="ru" style:country-asian="RU" style:font-style-asian="italic" style:font-name-complex="Times New Roman1" style:font-size-complex="14pt" style:font-style-complex="italic"/>
    </style:style>
    <style:style style:name="T66" style:family="text">
      <style:text-properties fo:color="#000000" style:text-position="super 58%" style:font-name="Arial" fo:font-size="9.5pt" fo:font-weight="bold" style:font-name-asian="Times New Roman1" style:font-size-asian="9.5pt" style:language-asian="ru" style:country-asian="RU" style:font-weight-asian="bold" style:font-name-complex="Arial1" style:font-size-complex="9.5pt" style:font-weight-complex="bold"/>
    </style:style>
    <style:style style:name="T67" style:family="text">
      <style:text-properties fo:color="#000000" style:text-position="super 58%" style:font-name="Arial" fo:font-size="9.5pt" style:font-name-asian="Times New Roman1" style:font-size-asian="9.5pt" style:language-asian="ru" style:country-asian="RU" style:font-name-complex="Arial1" style:font-size-complex="9.5pt"/>
    </style:style>
    <style:style style:name="T68" style:family="text">
      <style:text-properties fo:color="#000000" style:font-name="Arial" fo:font-size="9.5pt" fo:font-weight="bold" style:font-name-asian="Times New Roman1" style:font-size-asian="9.5pt" style:language-asian="ru" style:country-asian="RU" style:font-weight-asian="bold" style:font-name-complex="Arial1" style:font-size-complex="9.5pt" style:font-weight-complex="bold"/>
    </style:style>
    <style:style style:name="T69" style:family="text">
      <style:text-properties fo:color="#000000" style:font-name="Arial" fo:font-size="9.5pt" style:font-name-asian="Times New Roman1" style:font-size-asian="9.5pt" style:language-asian="ru" style:country-asian="RU" style:font-name-complex="Arial1" style:font-size-complex="9.5pt"/>
    </style:style>
    <style:style style:name="T70" style:family="text">
      <style:text-properties style:text-underline-style="none" style:font-name-asian="Times New Roman1" style:language-asian="ru" style:country-asian="RU"/>
    </style:style>
    <style:style style:name="T71" style:family="text">
      <style:text-properties style:text-underline-style="none" officeooo:rsid="000cf8e0" style:font-name-asian="Times New Roman1" style:language-asian="ru" style:country-asian="RU"/>
    </style:style>
    <style:style style:name="T72" style:family="text">
      <style:text-properties style:text-underline-style="none" officeooo:rsid="000f0d45" style:font-name-asian="Times New Roman1" style:language-asian="ru" style:country-asian="RU"/>
    </style:style>
    <style:style style:name="T73" style:family="text">
      <style:text-properties fo:font-weight="bold" style:font-weight-asian="bold" style:font-weight-complex="bold"/>
    </style:style>
    <style:style style:name="T74" style:family="text">
      <style:text-properties officeooo:rsid="000da7ae"/>
    </style:style>
    <style:style style:name="T75" style:family="text">
      <style:text-properties officeooo:rsid="000f0d4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МИНИСТЕРСТВО ОБРАЗОВАНИЯ И НАУКИ РОССИЙСКОЙ ФЕДЕРАЦИИ</text:p>
      <text:p text:style-name="P5"/>
      <text:p text:style-name="P5">ФЕДЕРАЛЬНОЕ ГОСУДАРСТВЕННОЕ БЮДЖЕТНОЕ ОБРАЗОВАТЕЛЬНОЕ</text:p>
      <text:p text:style-name="P5">УЧРЕЖДЕНИЕ ВЫСШЕГО ОБРАЗОВАНИЯ</text:p>
      <text:p text:style-name="P5">«Костромской государственный технологический университет»</text:p>
      <text:p text:style-name="P5">(ФГБОУ ВО «КГТУ»)</text:p>
      <text:p text:style-name="P4"/>
      <text:p text:style-name="P5">Институт автоматизированных систем и компьютерных технологий</text:p>
      <text:p text:style-name="P5">Кафедра информационной безопасности</text:p>
      <text:p text:style-name="P5"/>
      <text:p text:style-name="P5"/>
      <text:p text:style-name="P5">Криптографические методы защиты информации</text:p>
      <text:p text:style-name="P5"/>
      <text:p text:style-name="P7">КУРСОВАЯ РАБОТА</text:p>
      <text:p text:style-name="P17">Исследование хеш-функций</text:p>
      <text:p text:style-name="P6"/>
      <text:p text:style-name="P6"/>
      <text:p text:style-name="P6"/>
      <text:p text:style-name="P31">Выполнила: студент Блинов </text:p>
      <text:p text:style-name="P31">Александр Дмитриевич</text:p>
      <text:p text:style-name="P31">Группа 13-ЗИ-6</text:p>
      <text:p text:style-name="P31">Проверил: доцент Щекочихин </text:p>
      <text:p text:style-name="P31">Олег Владимирович</text:p>
      <text:p text:style-name="P31">Оценка </text:p>
      <text:p text:style-name="P31">Подпись преподавателя</text:p>
      <text:p text:style-name="P5"/>
      <text:p text:style-name="P5"/>
      <text:p text:style-name="P5">Кострома</text:p>
      <text:p text:style-name="P5">2016</text:p>
      <text:p text:style-name="P7"/>
      <text:p text:style-name="P30">СОДЕРЖАНИЕ</text:p>
      <text:p text:style-name="P17"/>
      <text:p text:style-name="P19">ВВЕДЕНИЕ___________________________________________________3<text:line-break/>1. Понятие хеш-функции ________________________________________4</text:p>
      <text:p text:style-name="P20">2. Хеш-функции общего назначения_______________________________5</text:p>
      <text:p text:style-name="P19"><text:tab/>2.1 Понятие хеш-функции общего назначения__________________5</text:p>
      <text:p text:style-name="P26"><text:span text:style-name="T1"><text:tab/>2.2 </text:span><text:span text:style-name="T18">Murmur2______________________________________________5</text:span></text:p>
      <text:p text:style-name="P26"><text:span text:style-name="T1"><text:tab/>2.3 </text:span><text:span text:style-name="T43">PJW-32 _______________________________________________6</text:span></text:p>
      <text:p text:style-name="P26"><text:span text:style-name="T43"><text:tab/>2.4 </text:span><text:span text:style-name="T44">FNV__________________________________________________</text:span><text:span text:style-name="T46">7</text:span></text:p>
      <text:p text:style-name="P26"><text:span text:style-name="T44">3. Криптографические хеш-функции ______________________________</text:span><text:span text:style-name="T46">8</text:span></text:p>
      <text:p text:style-name="P21"><text:tab/>3.1 Понятие криптографической хеш-функции_________________<text:span text:style-name="T74">8</text:span></text:p>
      <text:p text:style-name="P25"><text:span text:style-name="T44"><text:tab/>3.2 </text:span><text:span text:style-name="T47">Современные криптографические функции ________________</text:span><text:span text:style-name="T49">8</text:span></text:p>
      <text:p text:style-name="P25"><text:span text:style-name="T48"><text:tab/>3.3 </text:span><text:span text:style-name="T45">MD5_________________________________________________</text:span><text:span text:style-name="T46">11</text:span></text:p>
      <text:p text:style-name="P25"><text:span text:style-name="T45"><text:tab/></text:span><text:span text:style-name="T19">3.4 </text:span><text:span text:style-name="T32">SHA-2 _______________________________________________1</text:span><text:span text:style-name="T33">2</text:span></text:p>
      <text:p text:style-name="P27"><text:span text:style-name="T31">4. </text:span><text:span text:style-name="T18">Атаки на криптографические хеш-функции______________________1</text:span><text:span text:style-name="T20">4</text:span></text:p>
      <text:p text:style-name="P22"><text:tab/>4.1 Атака «Дней рождения»________________________________<text:span text:style-name="T75">14</text:span></text:p>
      <text:p text:style-name="P22"><text:tab/>4.2 Атака нахождения прообраза____________________________1<text:span text:style-name="T75">5</text:span></text:p>
      <text:p text:style-name="P23"><text:tab/>4.3 <text:span text:style-name="T70">Словарная атака_______________________________________</text:span><text:span text:style-name="T71">1</text:span><text:span text:style-name="T72">6</text:span></text:p>
      <text:p text:style-name="P23"><text:span text:style-name="T71"><text:tab/>4.4 Цепочки хэш-значений_________________________________1</text:span><text:span text:style-name="T72">9</text:span></text:p>
      <text:p text:style-name="P24"><text:span text:style-name="T70">ЗАКЛЮЧЕНИЕ _______________________________________________</text:span><text:span text:style-name="T72">22</text:span></text:p>
      <text:p text:style-name="P24"><text:span text:style-name="T70">Список источников ____________________________________________</text:span><text:span text:style-name="T72">23</text:span></text:p>
      <text:p text:style-name="P17"/>
      <text:p text:style-name="P18"/>
      <text:p text:style-name="P8"/>
      <text:p text:style-name="P58">ВВЕДЕНИЕ</text:p>
      <text:p text:style-name="P7"/>
      <text:p text:style-name="P10">В настоящее время информация является одним из главных ресурсов каждой организации и человечества в целом. Для сохранения её в тайне мы придумали не один десяток способов. Каждый из них имеет свои достоинства и недостатки.</text:p>
      <text:p text:style-name="P10">Хеш-функции используются повсеместно, удобство этой структуры в некоторых областях на данный момент не имеет аналогов. В настоящее время хеширование является наиболее удобным методом реализации электронно цифровой подписи, хранения паролей в системах защиты данных, контрольного суммирования данных.</text:p>
      <text:p text:style-name="P10">Целью данной курсовой работы является изучение хеш-функций и реализация нескольких из них</text:p>
      <text:p text:style-name="P10">Для достижения поставленной цели необходимо решить следующие задачи:</text:p>
      <text:p text:style-name="P10">1. изучить информацию, касающуюся хеш-функций;</text:p>
      <text:p text:style-name="P10">2. изучить виды хеш-функций;</text:p>
      <text:p text:style-name="P10">3. осуществить реализацию выбранных хеш-функций.</text:p>
      <text:p text:style-name="P2"/>
      <text:p text:style-name="P59">1. Понятие хеш-функции</text:p>
      <text:p text:style-name="P10"/>
      <text:p text:style-name="P10">Хеш-функция — алгоритм преобразования входного массива данных произвольной длины в выходную битовую строку фиксированной длины.</text:p>
      <text:p text:style-name="P3">Первую систематическую идею хэширования приписывают сотруднику IBM Хансу Петеру Луну (нем. Hans Peter Luhn), предложившему хэш-кодирование в январе 1953 года.</text:p>
      <text:p text:style-name="P3">В 1956 году Арнольд Думи (англ. Arnold Dumey) в своей работе «Computers and automation» первым представил концепцию хэширования таковой, какой её знает большинство программистов сейчас. Думи рассматривал хэширование как решение «Проблемы словаря», а также предложил использовать в качестве хэш-адреса остаток от деления на простое число.</text:p>
      <text:p text:style-name="P3">Первой серьёзной работой, связанной с поиском в больших файлах, была статья Уэсли Питерсона (англ. W. Wesley Peterson) в IBM Journal of Research and Development 1957 года, в которой он определил открытую адресацию, а также указал на ухудшение производительности при удалении. Спустя шесть лет была опубликована работа Вернера Бухгольца (нем. Werner Buchholz), в которой проведено обширное исследование хэш-функций. В течение нескольких последующих лет хэширование широко использовалось, однако не было опубликовано никаких значимых работ.</text:p>
      <text:p text:style-name="P10">В 1967 году хэширование в современном значении упомянуто в книге Херберта Хеллермана «Принципы цифровых вычислительных систем». В 1968 году Роберт Моррис (англ. Robert Morris) опубликовал в Communications of the ACM большой обзор по хэшированию, эта работа считается ключевой публикацией, вводящей понятие о хэшировании в научный оборот и закрепившей ранее применявшийся только в жаргоне специалистов термин «хэш».</text:p>
      <text:p text:style-name="P7"/>
      <text:p text:style-name="P60"><text:span text:style-name="T2">2. </text:span><text:span text:style-name="T4">Хеш-функции общего назначения (не криптографические)</text:span></text:p>
      <text:p text:style-name="P7"/>
      <text:p text:style-name="P52">2.1 Понятие хеш-функции общего назначения</text:p>
      <text:p text:style-name="P9"><text:span text:style-name="T5">Хеш-функции общего назначения это алгоритмы хеширования не отвечающие требованиям криптографической безопасности. Такие алгоритмы используются когда необходимо выполнить проверку контрольной суммы файла для обнаружения случайных ошибок передачи. Все функции относящиеся к этому типу имеют высокую скорость работы, что позволяет применять их в случаях когда криптостойкость не является приоритетной задачей, а основным критерием является быстрое получение результата работы алгоритма. Примерами таких функций служат: </text:span><text:bookmark text:name="firstHeading"/><text:span text:style-name="T16">Murmur2, </text:span><text:bookmark text:name="firstHeading1"/><text:span text:style-name="T16">FNV, </text:span><text:bookmark text:name="firstHeading2"/><text:span text:style-name="T16">PJW-32.</text:span></text:p>
      <text:p text:style-name="P10"/>
      <text:p text:style-name="P10"/>
      <text:p text:style-name="P55"><text:span text:style-name="T3">2.2 <text:s/></text:span><text:span text:style-name="T17">Murmur2</text:span></text:p>
      <text:p text:style-name="P12"><text:span text:style-name="T21">Murmur2 </text:span><text:span text:style-name="T22">— простая и быстрая </text:span><text:span text:style-name="T35">хеш-функция </text:span><text:span text:style-name="T22">общего назначения, разработанная Остином Апплеби. Не является криптографически-безопасной, возвращает 32-разрядное беззнаковое число.</text:span></text:p>
      <text:p text:style-name="P66"><text:span text:style-name="T23">Из достоинств функции авторами отмечена простота, хорошее распределение, мощный лавинный эффект, высокая скорость и сравнительно высокая устойчивость к коллизиям. Текущие версии алгоритма оптимизированы под </text:span><text:a xlink:type="simple" xlink:href="https://ru.wikipedia.org/wiki/Intel" text:style-name="Internet_20_link" text:visited-style-name="Visited_20_Internet_20_Link"><text:span text:style-name="Internet_20_link"><text:span text:style-name="T37">Intel</text:span></text:span></text:a><text:span text:style-name="T23">-совместимые процессоры.</text:span></text:p>
      <text:p text:style-name="P65">Имеет реализации на всех наиболее популярных языках программирования доступные всем желающим. </text:p>
      <text:p text:style-name="P10"/>
      <text:p text:style-name="P56"/>
      <text:p text:style-name="P57"><text:span text:style-name="T2">2.3 </text:span><text:span text:style-name="T42">PJW-32</text:span></text:p>
      <text:p text:style-name="P12"><text:span text:style-name="T21">PJW-32 </text:span><text:span text:style-name="T22">— </text:span><text:a xlink:type="simple" xlink:href="https://ru.wikipedia.org/wiki/Хеш-функция" text:style-name="Internet_20_link" text:visited-style-name="Visited_20_Internet_20_Link"><text:span text:style-name="Internet_20_link"><text:span text:style-name="T35">хеш-функция</text:span></text:span></text:a><text:span text:style-name="T22">, разработанная Питером Вэйнбергером (Peter J. Weinberger) из </text:span><text:span text:style-name="T35">AT&amp;T Bell Laboratories</text:span><text:span text:style-name="T22">.</text:span></text:p>
      <text:p text:style-name="P66"><text:span text:style-name="T23">Для произвольного входного сообщения </text:span><text:span text:style-name="T37">функция </text:span><text:span text:style-name="T23">генерирует 32-разрядное хеш-значение, называемое хешем</text:span><text:span text:style-name="T37"> </text:span><text:span text:style-name="T23">сообщения. Этот алгоритм используется в хеш-таблицах</text:span><text:span text:style-name="T37"> </text:span><text:span text:style-name="T23">и </text:span><text:a xlink:type="simple" xlink:href="https://ru.wikipedia.org/wiki/Декартово_дерево" text:style-name="Internet_20_link" text:visited-style-name="Visited_20_Internet_20_Link"><text:span text:style-name="Internet_20_link"><text:span text:style-name="T37">декартовых деревьях</text:span></text:span></text:a><text:span text:style-name="T23">, а также в процедурах проверки регистрационных ключей при защите программного обеспечения. </text:span></text:p>
      <text:p text:style-name="P65">Впервые упоминание о данной функции встречается в книге Альфреда Ахо, Рави Сети и Джеффри Ульмана «Компиляторы. Принципы, технологии, инструменты» в 1985 году. В ней говорится о явном превосходстве данной функции над другими, используемыми в области организации поиска с помощью создания хеш-таблиц. В частности, приводится одна из модификаций для таблицы размером в 211 списков, а также сравнительные характеристики данной модификации.</text:p>
      <text:p text:style-name="P65">Впоследствии многие авторы использовали модификации данной функции. Например модификация автора Аллена Холуба содержала ошибку, которая приводила к выдаче неоптимального хеш-значения и ухудшению общих результатов. Но впоследствии ошибка была исправлена в более поздних работах.</text:p>
      <text:p text:style-name="P65">В настоящее время одна из модификаций — ELFhash широко распространена, так как используется в формате файлов ELF. Данный формат был впервые опубликован в версии операционный системы unix System V. Вскоре, после этого, он был принят многими производителями unix-подобных систем, и в 1999 году был выбран как стандарт формата бинарных файлов для всех Unix и Unix-подобных систем на платформе x86.</text:p>
      <text:p text:style-name="P65"/>
      <text:p text:style-name="P55"><text:soft-page-break/><text:span text:style-name="T2">2.4 </text:span><text:span text:style-name="T7">FNV</text:span></text:p>
      <text:p text:style-name="P9"><text:span text:style-name="T21">FNV </text:span><text:span text:style-name="T22">(англ</text:span><text:span text:style-name="T35">.</text:span><text:span text:style-name="T25">Fowler–Noll–Vo</text:span><text:span text:style-name="T22">)— простая функция</text:span><text:span text:style-name="T35"> </text:span><text:span text:style-name="T22">для общего применения, разработанная Гленом Фаулером, Лондоном Керт Нолом и Фогном Во. Не является криптографической функцией. Существуют варианты для 32-, 64-, 128-, 256-, 512-, и 1024-битных </text:span><text:a xlink:type="simple" xlink:href="https://ru.wikipedia.org/wiki/Хеш-сумма" text:style-name="Internet_20_link" text:visited-style-name="Visited_20_Internet_20_Link"><text:span text:style-name="Internet_20_link"><text:span text:style-name="T35">хешей</text:span></text:span></text:a><text:span text:style-name="T22">.</text:span><text:span text:style-name="T50"> </text:span></text:p>
      <text:p text:style-name="P34">Основа алгоритма — умножение на простое число и сложение по модулю 2 с входным текстом.</text:p>
      <text:p text:style-name="P59">3. Криптографические хеш-функции</text:p>
      <text:p text:style-name="P62"/>
      <text:p text:style-name="P53"><text:span text:style-name="T73">3.1 Понятие криптографической хеш-функции</text:span></text:p>
      <text:p text:style-name="P36">Для того, чтобы хеш-функция H считалась криптографически стойкой, она должна удовлетворять трём основным требованиям, на которых основано большинство применений хеш-функций в криптографии:</text:p>
      <text:list xml:id="list4393465831050065577" text:style-name="WWNum1">
        <text:list-item>
          <text:p text:style-name="P63">Необратимость или стойкость к восстановлению прообраза: для заданного значения хеш-функции m не должен быть вычислен блок данных X, для которого {H(X)=m}.</text:p>
        </text:list-item>
        <text:list-item>
          <text:p text:style-name="P63">Стойкость к коллизиям первого рода или восстановлению вторых прообразов: для заданного сообщения M должно быть вычислительно невозможно подобрать другое сообщение N, для которого H(N)=H(M).</text:p>
        </text:list-item>
        <text:list-item>
          <text:p text:style-name="P63">Стойкость к коллизиям второго рода: должно быть вычислительно невозможно подобрать пару сообщений (M, M'), имеющих одинаковый хеш.</text:p>
        </text:list-item>
      </text:list>
      <text:p text:style-name="P3">Данные требования не являются независимыми:</text:p>
      <text:list xml:id="list2707745450398203555" text:style-name="WWNum2">
        <text:list-item>
          <text:p text:style-name="P64">Обратимая функция нестойка к коллизиям первого и второго рода.</text:p>
        </text:list-item>
        <text:list-item>
          <text:p text:style-name="P64">Функция, нестойкая к коллизиям первого рода, нестойка к коллизиям второго рода; обратное неверно.</text:p>
        </text:list-item>
      </text:list>
      <text:p text:style-name="P10">Следует отметить, что не доказано существование необратимых хеш-функций, для которых вычисление какого-либо прообраза заданного значения хеш-функции теоретически невозможно. Обычно нахождение обратного значения является лишь вычислительно сложной задачей.</text:p>
      <text:p text:style-name="P11"/>
      <text:p text:style-name="P55"><text:soft-page-break/><text:span text:style-name="T2">3.2 </text:span><text:span text:style-name="T4">Современные криптографические функции</text:span></text:p>
      <text:p text:style-name="P3"/>
      <text:p text:style-name="P39"><text:span text:style-name="T1">Достаточно долгое время (с середины 1990-х годов) уходящее поколение криптографических функций считалось весьма и весьма стойким. И хотя в основе и MD5 и SHA-1 лежали идеи, заложенные в алгоритме MD4, который был взломан в начале 1990-х, улучшения предпринятые на этапе проектирования (а именно, увеличение количества проходов (раундов) при вычислении хеш-значения и более тщательная проработка применяемых математических операций) привели к тому, что вплоть до 2004 года семейство считалось неуязвимым к любого рода атакам.</text:span></text:p>
      <text:p text:style-name="P36"/>
      <text:p text:style-name="P36">Гром среди ясного неба прозвучал 16 августа 2004, когда группа китайских исследователей (под руководством X.Wang) опубликовала на открытом сервере научных публикаций eprint.iacr.org безо всяких объяснений пары реальных коллизий для MD4, MD5, RIPEMD и HAVAL с единственным замечанием о том, что подбор этих входных текстов занял у них 1 час 5 минут. Это было взрывом. Сильнейшие криптографы вновь обратили свое внимание на семейство «MD5/SHA-1» и конечно на примеры, приведенные в прорывной статье. Определенные закономерности были выяснены, и вскоре уже был построен методический аппарат построения коллизий к подобным шифрам, который на протяжении 2004-2006 всё совершенствовался и достиг на сегодняшний день быстродействия менее секунды на обычном персональном компьютере для генерации пары текстов, создающих коллизию. На сегодняшний день бесспорно взломаны (но только по атаке класса «коллизия» !) MD4, MD5, RIPEMD, HAVAL, SHA-0.</text:p>
      <text:p text:style-name="P36"/>
      <text:p text:style-name="P36">С SHA-1 ситуация несколько иная. Несколько более продуманная чем у MD5 и RIPEMD-160 структура математических преобразований ограничивает лучшую <text:soft-page-break/>из известных на сегодняшний день в открытых кругах реализаций атаки (предложенной, кстати, теми же китайцами) вычислительной трудоемкостью 2^63 операций. Это объективно много. Даже с учетом экспоненциального роста производительности выч.техники вряд ли подбор хотя бы одной коллизии будет осуществим одним компьютером в ближайшие двадцать лет. Однако, не забываем, что существуют распределенные проекты. Здоровые амбиции (получить первую искусственную коллизию для SHA-1, кстати официально являющегося стандартом криптохеширования в США) подтолкнули исследователей из Университета Граца (Австрия) запустить распределенный поиск на сервере boinc.iaik.tugraz.at, оптимистичные прогнозы ожидают первую SHA-1 коллизию в ближайшие 5 лет.</text:p>
      <text:p text:style-name="P37">С 2007 года Национальный институт стандартов и технологий США (NIST) проводит конкурс на разработку хэш-алгоритма для замены SHA-1, и семейства алгоритмов SHA-2.</text:p>
      <text:p text:style-name="P36">Алгоритмы линейки SHA Широко распространенные сейчас алгоритмы. Идет активный переход от SHA-1 к стандартам версии SHA-2. SHA-2 — собирательное название алгоритмов SHA224, SHA256, SHA384 и SHA512. SHA224 и SHA384 являются по сути аналогами SHA256 и SHA512 соответственно, только после расчета свертки часть информации в ней отбрасывается. Использовать их стоит лишь для обеспечения совместимости с оборудованием старых моделей.</text:p>
      <text:p text:style-name="P36">Алгоритмы MD2/4/5/6. Являются творением Рона Райвеста, одного из авторов алгоритма RSA.</text:p>
      <text:p text:style-name="P36">Алгоритм MD5 имел некогда большую популярность, но первые предпосылки взлома появились еще в конце девяностых, и сейчас его популярность стремительно падает. </text:p>
      <text:p text:style-name="P36">Алгоритм MD6 — очень интересный с конструктивной точки зрения алгоритм. Он выдвигался на конкурс SHA-3, но, к сожалению, авторы не успели довести <text:soft-page-break/>его до кондиции, и в списке кандидатов, прошедших во второй раунд этот алгоритм отсутствует.</text:p>
      <text:p text:style-name="P10">ГОСТ Р 34.11-94 (разработчик ФАПСИ, 1995) и TIGER (разработчики — криптографы с мировым именем Э.Бихам и Р.Андерсон, 1995).</text:p>
      <text:p text:style-name="P10"/>
      <text:p text:style-name="P55"><text:span text:style-name="T12">3.3 </text:span><text:span text:style-name="T13">MD5</text:span></text:p>
      <text:p text:style-name="P69"><text:span text:style-name="T28">MD5 </text:span><text:span text:style-name="T30">(</text:span><text:span text:style-name="T39">англ. </text:span><text:span text:style-name="T27">Message Digest 5</text:span><text:span text:style-name="T30">) — 128-битный алгоритм </text:span><text:a xlink:type="simple" xlink:href="https://ru.wikipedia.org/wiki/Хеширование" text:style-name="Internet_20_link" text:visited-style-name="Visited_20_Internet_20_Link"><text:span text:style-name="Internet_20_link"><text:span text:style-name="T39">хеширования</text:span></text:span></text:a><text:span text:style-name="T30">, разработанный профессором </text:span><text:a xlink:type="simple" xlink:href="https://ru.wikipedia.org/wiki/Ривест,_Рональд" text:style-name="Internet_20_link" text:visited-style-name="Visited_20_Internet_20_Link"><text:span text:style-name="Internet_20_link"><text:span text:style-name="T41">Рональдом Л. Ривестом</text:span></text:span></text:a><text:span text:style-name="T30">из </text:span><text:span text:style-name="T39">Массачусетского технологического института </text:span><text:span text:style-name="T30">(Massachusetts Institute of Technology, MIT) в </text:span><text:a xlink:type="simple" xlink:href="https://ru.wikipedia.org/wiki/1991_год" text:style-name="Internet_20_link" text:visited-style-name="Visited_20_Internet_20_Link"><text:span text:style-name="Internet_20_link"><text:span text:style-name="T39">1991 году</text:span></text:span></text:a><text:span text:style-name="T30">. Предназначен для создания «отпечатков» или </text:span><text:a xlink:type="simple" xlink:href="https://ru.wikipedia.org/wiki/Дайджест_сообщения" text:style-name="Internet_20_link" text:visited-style-name="Visited_20_Internet_20_Link"><text:span text:style-name="Internet_20_link"><text:span text:style-name="T39">дайджестов сообщения</text:span></text:span></text:a><text:span text:style-name="T40"> </text:span><text:span text:style-name="T30">произвольной длины и последующей проверки их подлинности. Широко применялся для проверки </text:span><text:a xlink:type="simple" xlink:href="https://ru.wikipedia.org/wiki/Целостность_информации" text:style-name="Internet_20_link" text:visited-style-name="Visited_20_Internet_20_Link"><text:span text:style-name="Internet_20_link"><text:span text:style-name="T39">целостности информации</text:span></text:span></text:a><text:span text:style-name="T40"> </text:span><text:span text:style-name="T30">и хранения паролей в закрытом виде.</text:span><text:span text:style-name="T52"> </text:span></text:p>
      <text:p text:style-name="P67">В 1993 году Берт ден Бур (Bert den Boer) и Антон Босселарс (Antoon Bosselaers) показали, что в алгоритме возможны псевдоколлизии, когда разным инициализирующим векторам соответствуют одинаковые дайджесты для входного сообщения.</text:p>
      <text:p text:style-name="P69"><text:span text:style-name="T23">В 1996 году Ганс Доббертин (Hans Dobbertin) объявил о коллизии в алгоритме, и уже в то время было предложено использовать другие алгоритмы хеширования, такие как </text:span><text:a xlink:type="simple" xlink:href="https://ru.wikipedia.org/wiki/Whirlpool" text:style-name="Internet_20_link" text:visited-style-name="Visited_20_Internet_20_Link"><text:span text:style-name="Internet_20_link"><text:span text:style-name="T37">Whirlpool</text:span></text:span></text:a><text:span text:style-name="T23">, </text:span><text:span text:style-name="T37">SHA-1 </text:span><text:span text:style-name="T23">или </text:span><text:a xlink:type="simple" xlink:href="https://ru.wikipedia.org/wiki/RIPEMD-160" text:style-name="Internet_20_link" text:visited-style-name="Visited_20_Internet_20_Link"><text:span text:style-name="Internet_20_link"><text:span text:style-name="T37">RIPEMD-160</text:span></text:span></text:a><text:span text:style-name="T23">.</text:span></text:p>
      <text:p text:style-name="P69"><text:span text:style-name="T23">Из-за небольшого размера хеша в 128 бит можно рассматривать </text:span><text:a xlink:type="simple" xlink:href="https://ru.wikipedia.org/wiki/Атака_«дней_рождения»" text:style-name="Internet_20_link" text:visited-style-name="Visited_20_Internet_20_Link"><text:span text:style-name="Internet_20_link"><text:span text:style-name="T37">birthday-атаки</text:span></text:span></text:a><text:span text:style-name="T23">. В марте 2004 года был запущен проект </text:span><text:span text:style-name="T37">MD5CRK </text:span><text:span text:style-name="T23">с целью обнаружения уязвимостей алгоритма, используя </text:span><text:a xlink:type="simple" xlink:href="https://ru.wikipedia.org/wiki/Атака_«дней_рождения»" text:style-name="Internet_20_link" text:visited-style-name="Visited_20_Internet_20_Link"><text:span text:style-name="Internet_20_link"><text:span text:style-name="T37">birthday-атаки</text:span></text:span></text:a><text:span text:style-name="T23">. Проект MD5CRK закончился 17 августа 2004 года, когда </text:span><text:span text:style-name="T37">Ван Сяоюнь </text:span><text:span text:style-name="T23">(Wang Xiaoyun), Фэн Дэнго (Feng Dengguo), </text:span><text:span text:style-name="T37">Лай Сюэцзя </text:span><text:span text:style-name="T23">(Lai Xuejia) и Юй Хунбо (Yu Hongbo) обнаружили уязвимости в алгоритме.</text:span></text:p>
      <text:p text:style-name="P69"><text:soft-page-break/><text:span text:style-name="T23">1 марта 2005 года </text:span><text:a xlink:type="simple" xlink:href="https://ru.wikipedia.org/wiki/Ленстра,_Арьен" text:style-name="Internet_20_link" text:visited-style-name="Visited_20_Internet_20_Link"><text:span text:style-name="Internet_20_link"><text:span text:style-name="T37">Арьен Ленстра</text:span></text:span></text:a><text:span text:style-name="T23">, Ван Сяоюнь и Бенне де Вегер продемонстрировали построение двух документов </text:span><text:span text:style-name="T37">X.509 </text:span><text:span text:style-name="T23">с различными открытыми ключами и одинаковым хешем MD5</text:span><text:bookmark text:name="cite_ref-6"/><text:span text:style-name="T23">.</text:span></text:p>
      <text:p text:style-name="P69"><text:span text:style-name="T23">18 марта 2006 года исследователь </text:span><text:span text:style-name="T37">Властимил Клима (</text:span><text:span text:style-name="T23">Vlastimil Klima) опубликовал алгоритм, который может найти коллизии за одну минуту на обычном компьютере, метод получил название «туннелирование».</text:span></text:p>
      <text:p text:style-name="P68">В конце 2008 года разработчиков программного обеспечения, владельцев веб-сайтов и пользователей призвали прекратить использовать MD5 в любых целях, так как исследования продемонстрировали ненадёжность этого алгоритма.</text:p>
      <text:p text:style-name="P67">24 декабря 2010 года Тао Се (Tao Xie) и Фэн Дэнго (Feng Dengguo) впервые представили коллизию сообщений длиной в один блок (512 бит). Ранее коллизии были найдены для сообщений длиной в два блока и более. Позднее Марк Стивенс (Marc Stevens) повторил успех, опубликовав блоки с одинаковым хешем MD5, а также алгоритм для получения таких коллизий.</text:p>
      <text:p text:style-name="P69"><text:span text:style-name="T23">В 2011 году был опубликован информационный документ </text:span><text:a xlink:type="simple" xlink:href="https://tools.ietf.org/html/rfc6151" text:style-name="Internet_20_link" text:visited-style-name="Visited_20_Internet_20_Link"><text:span text:style-name="Internet_20_link"><text:span text:style-name="T37">RFC 6151</text:span></text:span></text:a><text:span text:style-name="T23">. Он признаёт алгоритм хеширования MD5 небезопасным для некоторых целей и рекомендует отказаться от его использования.</text:span></text:p>
      <text:p text:style-name="P69"><text:span text:style-name="T23"/></text:p>
      <text:p text:style-name="P55"><text:span text:style-name="T62">3.4 </text:span><text:span text:style-name="T63">SHA-2</text:span></text:p>
      <text:p text:style-name="P69"><text:span text:style-name="T6">К семейству </text:span><text:span text:style-name="T8">SHA-2 </text:span><text:span text:style-name="T6">относятся в частности </text:span><text:span text:style-name="T8">SHA256 </text:span><text:span text:style-name="T6">и </text:span><text:span text:style-name="T8">SHA384. </text:span><text:span text:style-name="T23">Хеш-функции </text:span><text:span text:style-name="T34">SHA-2 </text:span><text:span text:style-name="T23">разработаны </text:span><text:span text:style-name="T37">Агентством национальной безопасности США </text:span><text:span text:style-name="T23">и опубликованы </text:span><text:span text:style-name="T37">Национальным институтом стандартов и технологий </text:span><text:span text:style-name="T23">в </text:span><text:span text:style-name="T37">федеральном стандарте обработки информации </text:span><text:span text:style-name="T34">FIPS PUB 180-2 </text:span><text:span text:style-name="T23">в августе </text:span><text:span text:style-name="T37">2002 года</text:span><text:span text:style-name="T23">.</text:span><text:span text:style-name="T51"> </text:span></text:p>
      <text:p text:style-name="P69"><text:span text:style-name="T23">Хеш-функции </text:span><text:span text:style-name="T29">семейства </text:span><text:span text:style-name="T26">SHA</text:span><text:span text:style-name="T34">-</text:span><text:span text:style-name="T26">2 </text:span><text:span text:style-name="T29">построены</text:span><text:span text:style-name="T23"> на основе </text:span><text:span text:style-name="T38">структуры Меркла — Дамгарда</text:span><text:span text:style-name="T23">.</text:span></text:p>
      <text:p text:style-name="P66"><text:soft-page-break/><text:span text:style-name="T23">Исходное сообщение после дополнения разбивается на блоки, каждый блок — на 16 слов. Алгоритм пропускает каждый блок сообщения через цикл с 64 или 80 итерациями (раундами). На каждой итерации 2 слова преобразуются, функцию преобразования задают остальные слова. Результаты обработки каждого блока складываются, </text:span><text:span text:style-name="T37">сумма </text:span><text:span text:style-name="T23">является значением хеш-функции. Тем не менее, инициализация внутреннего состояния производится результатом обработки предыдущего блока. Поэтому независимо обрабатывать блоки и складывать результаты нельзя.</text:span></text:p>
      <text:p text:style-name="P69"/>
      <text:p text:style-name="P67"/>
      <text:p text:style-name="P60"><text:span text:style-name="T12">4. </text:span><text:span text:style-name="T14">Атаки на криптографические хеш-функции </text:span></text:p>
      <text:p text:style-name="P61"><text:span text:style-name="T14"/></text:p>
      <text:p text:style-name="P54">4.1 Атака «Дней рождения»</text:p>
      <text:p text:style-name="P48"><text:span text:style-name="T54">Атака «дней рождения»</text:span><text:span text:style-name="T56"> — метода взлома </text:span><text:a xlink:type="simple" xlink:href="http://cryptowiki.net/index.php?title=Шифр" text:style-name="Internet_20_link" text:visited-style-name="Visited_20_Internet_20_Link"><text:span text:style-name="Internet_20_link"><text:span text:style-name="T56">шифров</text:span></text:span></text:a><text:span text:style-name="T56"> или поиска </text:span><text:a xlink:type="simple" xlink:href="http://cryptowiki.net/index.php?title=Коллизия_хэш-функции" text:style-name="Internet_20_link" text:visited-style-name="Visited_20_Internet_20_Link"><text:span text:style-name="Internet_20_link"><text:span text:style-name="T56">коллизий хэш-функций</text:span></text:span></text:a><text:span text:style-name="T56"> на основе </text:span><text:a xlink:type="simple" xlink:href="http://cryptowiki.net/index.php?title=Парадокс_дней_рождения" text:style-name="Internet_20_link" text:visited-style-name="Visited_20_Internet_20_Link"><text:span text:style-name="Internet_20_link"><text:span text:style-name="T56">парадокса дней рождения</text:span></text:span></text:a><text:span text:style-name="T56">.</text:span></text:p>
      <text:p text:style-name="P48"><text:span text:style-name="T56">Для заданной </text:span><text:a xlink:type="simple" xlink:href="http://cryptowiki.net/index.php?title=Криптографические_хэш-функции" text:style-name="Internet_20_link" text:visited-style-name="Visited_20_Internet_20_Link"><text:span text:style-name="Internet_20_link"><text:span text:style-name="T56">криптографической хэш-функции</text:span></text:span></text:a><text:span text:style-name="T56"> </text:span><text:span text:style-name="T59">f</text:span><text:span text:style-name="T56"> целью атаки является поиск </text:span><text:span text:style-name="T59">коллизии второго рода</text:span><text:span text:style-name="T56">. Для этого вычисляются значения </text:span><text:span text:style-name="T59">f</text:span><text:span text:style-name="T56"> для случайно выбранных блоков входных данных до тех пор, пока не будут найдены два блока, имеющие один и тот же хэш. Таким образом, если </text:span><text:span text:style-name="T59">f</text:span><text:span text:style-name="T56"> имеет </text:span><text:span text:style-name="T59">N</text:span><text:span text:style-name="T56"> различных равновероятных выходных значений и </text:span><text:span text:style-name="T59">N</text:span><text:span text:style-name="T56"> является достаточно большим, то из парадокса дней рождения следует, что в среднем после перебора </text:span><text:span text:style-name="T59">1,25 *</text:span><text:span text:style-name="T59"><draw:frame draw:style-name="fr1" draw:name="Изображение1" text:anchor-type="as-char" svg:width="1.005cm" svg:height="0.661cm" draw:z-index="0"><draw:image xlink:href="Pictures/10000000000000260000001985ADAAA27FACFDE4.png" xlink:type="simple" xlink:show="embed" xlink:actuate="onLoad"/></draw:frame></text:span><text:span text:style-name="T56"> различных входных значений будет найдена искомая коллизия.</text:span></text:p>
      <text:p text:style-name="P48"><text:span text:style-name="T56">Если же хэш-функция генерирует </text:span><text:span text:style-name="T59">N</text:span><text:span text:style-name="T56"> - битное значение, то число случайных входных данных, для которых хэш-коды с большой вероятностью дадут коллизию, равно не </text:span><text:span text:style-name="T59">2</text:span><text:span text:style-name="T64"> N</text:span><text:span text:style-name="T56">, а только около </text:span><text:span text:style-name="T59">2</text:span><text:span text:style-name="T64"> N/2</text:span><text:span text:style-name="T56">. В светлых ячейках приведено количество входных данных, при котором коллизия будет с заданной вероятностью (проводя аналогию с </text:span><text:a xlink:type="simple" xlink:href="http://cryptowiki.net/index.php?title=Парадокс_дней_рождения" text:style-name="Internet_20_link" text:visited-style-name="Visited_20_Internet_20_Link"><text:span text:style-name="Internet_20_link"><text:span text:style-name="T56">парадоксом</text:span></text:span></text:a><text:span text:style-name="T56">, кол-во различных выходных цепочек равно 365):</text:span><text:span text:style-name="T57">(См.Таб1)</text:span></text:p>
      <text:p text:style-name="P46"><text:span text:style-name="T56">Таблица 1</text:span></text:p>
      <text:p text:style-name="P47"><text:span text:style-name="T56">Шанс нахождения коллизий</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column table:style-name="Таблица1.F"/>
        <table:table-column table:style-name="Таблица1.G"/>
        <table:table-column table:style-name="Таблица1.H"/>
        <table:table-column table:style-name="Таблица1.I"/>
        <table:table-column table:style-name="Таблица1.J" table:number-columns-repeated="2"/>
        <table:table-column table:style-name="Таблица1.L"/>
        <table:table-row table:style-name="Таблица1.1">
          <table:table-cell table:style-name="Таблица1.A1" table:number-rows-spanned="2" office:value-type="string">
            <text:p text:style-name="P40">N</text:p>
          </table:table-cell>
          <table:table-cell table:style-name="Таблица1.A1" table:number-rows-spanned="2" office:value-type="string">
            <text:p text:style-name="P42"><text:span text:style-name="T68">Количество <text:line-break/>различных <text:line-break/>выходных <text:line-break/>цепочек<text:line-break/>(2</text:span><text:span text:style-name="T66">N</text:span><text:span text:style-name="T68">)</text:span></text:p>
          </table:table-cell>
          <table:table-cell table:style-name="Таблица1.C1" table:number-columns-spanned="10" office:value-type="string">
            <text:p text:style-name="P40">Вероятность хотя бы одной коллизии (p)</text:p>
          </table:table-cell>
          <table:covered-table-cell/>
          <table:covered-table-cell/>
          <table:covered-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A1" office:value-type="string">
            <text:p text:style-name="P42"><text:span text:style-name="T68">10</text:span><text:span text:style-name="T66">−18</text:span></text:p>
          </table:table-cell>
          <table:table-cell table:style-name="Таблица1.A1" office:value-type="string">
            <text:p text:style-name="P42"><text:span text:style-name="T68">10</text:span><text:span text:style-name="T66">−15</text:span></text:p>
          </table:table-cell>
          <table:table-cell table:style-name="Таблица1.A1" office:value-type="string">
            <text:p text:style-name="P42"><text:span text:style-name="T68">10</text:span><text:span text:style-name="T66">−12</text:span></text:p>
          </table:table-cell>
          <table:table-cell table:style-name="Таблица1.A1" office:value-type="string">
            <text:p text:style-name="P42"><text:span text:style-name="T68">10</text:span><text:span text:style-name="T66">−9</text:span></text:p>
          </table:table-cell>
          <table:table-cell table:style-name="Таблица1.A1" office:value-type="string">
            <text:p text:style-name="P42"><text:span text:style-name="T68">10</text:span><text:span text:style-name="T66">−6</text:span></text:p>
          </table:table-cell>
          <table:table-cell table:style-name="Таблица1.A1" office:value-type="string">
            <text:p text:style-name="P40">0,1 %</text:p>
          </table:table-cell>
          <table:table-cell table:style-name="Таблица1.A1" office:value-type="string">
            <text:p text:style-name="P40">1 %</text:p>
          </table:table-cell>
          <table:table-cell table:style-name="Таблица1.A1" office:value-type="string">
            <text:p text:style-name="P40">25 %</text:p>
          </table:table-cell>
          <table:table-cell table:style-name="Таблица1.A1" office:value-type="string">
            <text:p text:style-name="P40">50 %</text:p>
          </table:table-cell>
          <table:table-cell table:style-name="Таблица1.C1" office:value-type="string">
            <text:p text:style-name="P40">75 %</text:p>
          </table:table-cell>
        </table:table-row>
        <table:table-row table:style-name="Таблица1.1">
          <table:table-cell table:style-name="Таблица1.A1" office:value-type="string">
            <text:p text:style-name="P41">32</text:p>
          </table:table-cell>
          <table:table-cell table:style-name="Таблица1.A1" office:value-type="string">
            <text:p text:style-name="P42"><text:span text:style-name="T69">4,3 × 10</text:span><text:span text:style-name="T67">9</text:span></text:p>
          </table:table-cell>
          <table:table-cell table:style-name="Таблица1.C3" office:value-type="string">
            <text:p text:style-name="P41">2</text:p>
          </table:table-cell>
          <table:table-cell table:style-name="Таблица1.C3" office:value-type="string">
            <text:p text:style-name="P41">2</text:p>
          </table:table-cell>
          <table:table-cell table:style-name="Таблица1.C3" office:value-type="string">
            <text:p text:style-name="P41">2</text:p>
          </table:table-cell>
          <table:table-cell table:style-name="Таблица1.C3" office:value-type="string">
            <text:p text:style-name="P41">2.9</text:p>
          </table:table-cell>
          <table:table-cell table:style-name="Таблица1.C3" office:value-type="string">
            <text:p text:style-name="P41">93</text:p>
          </table:table-cell>
          <table:table-cell table:style-name="Таблица1.C3" office:value-type="string">
            <text:p text:style-name="P41">2.9 × 10³</text:p>
          </table:table-cell>
          <table:table-cell table:style-name="Таблица1.C3" office:value-type="string">
            <text:p text:style-name="P41">9.3 × 10³</text:p>
          </table:table-cell>
          <table:table-cell table:style-name="Таблица1.C3" office:value-type="string">
            <text:p text:style-name="P42"><text:span text:style-name="T69">5.0 × 10</text:span><text:span text:style-name="T67">4</text:span></text:p>
          </table:table-cell>
          <table:table-cell table:style-name="Таблица1.C3" office:value-type="string">
            <text:p text:style-name="P42"><text:span text:style-name="T69">7.7 × 10</text:span><text:span text:style-name="T67">4</text:span></text:p>
          </table:table-cell>
          <table:table-cell table:style-name="Таблица1.L3" office:value-type="string">
            <text:p text:style-name="P42"><text:span text:style-name="T69">1.1 × 10</text:span><text:span text:style-name="T67">5</text:span></text:p>
          </table:table-cell>
        </table:table-row>
        <text:soft-page-break/>
        <table:table-row table:style-name="Таблица1.1">
          <table:table-cell table:style-name="Таблица1.A1" office:value-type="string">
            <text:p text:style-name="P41">64</text:p>
          </table:table-cell>
          <table:table-cell table:style-name="Таблица1.A1" office:value-type="string">
            <text:p text:style-name="P42"><text:span text:style-name="T69">1,8 × 10</text:span><text:span text:style-name="T67">19</text:span></text:p>
          </table:table-cell>
          <table:table-cell table:style-name="Таблица1.C3" office:value-type="string">
            <text:p text:style-name="P41">6.1</text:p>
          </table:table-cell>
          <table:table-cell table:style-name="Таблица1.C3" office:value-type="string">
            <text:p text:style-name="P41">1.9 × 10²</text:p>
          </table:table-cell>
          <table:table-cell table:style-name="Таблица1.C3" office:value-type="string">
            <text:p text:style-name="P41">6.1 × 10³</text:p>
          </table:table-cell>
          <table:table-cell table:style-name="Таблица1.C3" office:value-type="string">
            <text:p text:style-name="P42"><text:span text:style-name="T69">1.9 × 10</text:span><text:span text:style-name="T67">5</text:span></text:p>
          </table:table-cell>
          <table:table-cell table:style-name="Таблица1.C3" office:value-type="string">
            <text:p text:style-name="P42"><text:span text:style-name="T69">6.1 × 10</text:span><text:span text:style-name="T67">6</text:span></text:p>
          </table:table-cell>
          <table:table-cell table:style-name="Таблица1.C3" office:value-type="string">
            <text:p text:style-name="P42"><text:span text:style-name="T69">1.9 × 10</text:span><text:span text:style-name="T67">8</text:span></text:p>
          </table:table-cell>
          <table:table-cell table:style-name="Таблица1.C3" office:value-type="string">
            <text:p text:style-name="P42"><text:span text:style-name="T69">6.1 × 10</text:span><text:span text:style-name="T67">8</text:span></text:p>
          </table:table-cell>
          <table:table-cell table:style-name="Таблица1.C3" office:value-type="string">
            <text:p text:style-name="P42"><text:span text:style-name="T69">3.3 × 10</text:span><text:span text:style-name="T67">9</text:span></text:p>
          </table:table-cell>
          <table:table-cell table:style-name="Таблица1.C3" office:value-type="string">
            <text:p text:style-name="P42"><text:span text:style-name="T69">5.1 × 10</text:span><text:span text:style-name="T67">9</text:span></text:p>
          </table:table-cell>
          <table:table-cell table:style-name="Таблица1.L3" office:value-type="string">
            <text:p text:style-name="P42"><text:span text:style-name="T69">7.2 × 10</text:span><text:span text:style-name="T67">9</text:span></text:p>
          </table:table-cell>
        </table:table-row>
        <table:table-row table:style-name="Таблица1.1">
          <table:table-cell table:style-name="Таблица1.A1" office:value-type="string">
            <text:p text:style-name="P41">128</text:p>
          </table:table-cell>
          <table:table-cell table:style-name="Таблица1.A1" office:value-type="string">
            <text:p text:style-name="P42"><text:span text:style-name="T69">3,4 × 10</text:span><text:span text:style-name="T67">38</text:span></text:p>
          </table:table-cell>
          <table:table-cell table:style-name="Таблица1.C3" office:value-type="string">
            <text:p text:style-name="P42"><text:span text:style-name="T69">2.6 × 10</text:span><text:span text:style-name="T67">10</text:span></text:p>
          </table:table-cell>
          <table:table-cell table:style-name="Таблица1.C3" office:value-type="string">
            <text:p text:style-name="P42"><text:span text:style-name="T69">8.2 × 10</text:span><text:span text:style-name="T67">11</text:span></text:p>
          </table:table-cell>
          <table:table-cell table:style-name="Таблица1.C3" office:value-type="string">
            <text:p text:style-name="P42"><text:span text:style-name="T69">2.6 × 10</text:span><text:span text:style-name="T67">13</text:span></text:p>
          </table:table-cell>
          <table:table-cell table:style-name="Таблица1.C3" office:value-type="string">
            <text:p text:style-name="P42"><text:span text:style-name="T69">8.2 × 10</text:span><text:span text:style-name="T67">14</text:span></text:p>
          </table:table-cell>
          <table:table-cell table:style-name="Таблица1.C3" office:value-type="string">
            <text:p text:style-name="P42"><text:span text:style-name="T69">2.6 × 10</text:span><text:span text:style-name="T67">16</text:span></text:p>
          </table:table-cell>
          <table:table-cell table:style-name="Таблица1.C3" office:value-type="string">
            <text:p text:style-name="P42"><text:span text:style-name="T69">8.3 × 10</text:span><text:span text:style-name="T67">17</text:span></text:p>
          </table:table-cell>
          <table:table-cell table:style-name="Таблица1.C3" office:value-type="string">
            <text:p text:style-name="P42"><text:span text:style-name="T69">2.6 × 10</text:span><text:span text:style-name="T67">18</text:span></text:p>
          </table:table-cell>
          <table:table-cell table:style-name="Таблица1.C3" office:value-type="string">
            <text:p text:style-name="P42"><text:span text:style-name="T69">1.4 × 10</text:span><text:span text:style-name="T67">19</text:span></text:p>
          </table:table-cell>
          <table:table-cell table:style-name="Таблица1.C3" office:value-type="string">
            <text:p text:style-name="P42"><text:span text:style-name="T69">2.2 × 10</text:span><text:span text:style-name="T67">19</text:span></text:p>
          </table:table-cell>
          <table:table-cell table:style-name="Таблица1.L3" office:value-type="string">
            <text:p text:style-name="P42"><text:span text:style-name="T69">3.1 × 10</text:span><text:span text:style-name="T67">19</text:span></text:p>
          </table:table-cell>
        </table:table-row>
        <table:table-row table:style-name="Таблица1.1">
          <table:table-cell table:style-name="Таблица1.A1" office:value-type="string">
            <text:p text:style-name="P41">256</text:p>
          </table:table-cell>
          <table:table-cell table:style-name="Таблица1.A1" office:value-type="string">
            <text:p text:style-name="P42"><text:span text:style-name="T69">1,2 × 10</text:span><text:span text:style-name="T67">77</text:span></text:p>
          </table:table-cell>
          <table:table-cell table:style-name="Таблица1.C3" office:value-type="string">
            <text:p text:style-name="P42"><text:span text:style-name="T69">4.8 × 10</text:span><text:span text:style-name="T67">29</text:span></text:p>
          </table:table-cell>
          <table:table-cell table:style-name="Таблица1.C3" office:value-type="string">
            <text:p text:style-name="P42"><text:span text:style-name="T69">1.5 × 10</text:span><text:span text:style-name="T67">31</text:span></text:p>
          </table:table-cell>
          <table:table-cell table:style-name="Таблица1.C3" office:value-type="string">
            <text:p text:style-name="P42"><text:span text:style-name="T69">4.8 × 10</text:span><text:span text:style-name="T67">32</text:span></text:p>
          </table:table-cell>
          <table:table-cell table:style-name="Таблица1.C3" office:value-type="string">
            <text:p text:style-name="P42"><text:span text:style-name="T69">1.5 × 10</text:span><text:span text:style-name="T67">34</text:span></text:p>
          </table:table-cell>
          <table:table-cell table:style-name="Таблица1.C3" office:value-type="string">
            <text:p text:style-name="P42"><text:span text:style-name="T69">4.8 × 10</text:span><text:span text:style-name="T67">35</text:span></text:p>
          </table:table-cell>
          <table:table-cell table:style-name="Таблица1.C3" office:value-type="string">
            <text:p text:style-name="P42"><text:span text:style-name="T69">1.5 × 10</text:span><text:span text:style-name="T67">37</text:span></text:p>
          </table:table-cell>
          <table:table-cell table:style-name="Таблица1.C3" office:value-type="string">
            <text:p text:style-name="P42"><text:span text:style-name="T69">4.8 × 10</text:span><text:span text:style-name="T67">37</text:span></text:p>
          </table:table-cell>
          <table:table-cell table:style-name="Таблица1.C3" office:value-type="string">
            <text:p text:style-name="P42"><text:span text:style-name="T69">2.6 × 10</text:span><text:span text:style-name="T67">38</text:span></text:p>
          </table:table-cell>
          <table:table-cell table:style-name="Таблица1.C3" office:value-type="string">
            <text:p text:style-name="P42"><text:span text:style-name="T69">4.0 × 10</text:span><text:span text:style-name="T67">38</text:span></text:p>
          </table:table-cell>
          <table:table-cell table:style-name="Таблица1.L3" office:value-type="string">
            <text:p text:style-name="P42"><text:span text:style-name="T69">5.7 × 10</text:span><text:span text:style-name="T67">38</text:span></text:p>
          </table:table-cell>
        </table:table-row>
        <table:table-row table:style-name="Таблица1.1">
          <table:table-cell table:style-name="Таблица1.A1" office:value-type="string">
            <text:p text:style-name="P41">384</text:p>
          </table:table-cell>
          <table:table-cell table:style-name="Таблица1.A1" office:value-type="string">
            <text:p text:style-name="P42"><text:span text:style-name="T69">3,9 × 10</text:span><text:span text:style-name="T67">115</text:span></text:p>
          </table:table-cell>
          <table:table-cell table:style-name="Таблица1.C3" office:value-type="string">
            <text:p text:style-name="P42"><text:span text:style-name="T69">8.9 × 10</text:span><text:span text:style-name="T67">48</text:span></text:p>
          </table:table-cell>
          <table:table-cell table:style-name="Таблица1.C3" office:value-type="string">
            <text:p text:style-name="P42"><text:span text:style-name="T69">2.8 × 10</text:span><text:span text:style-name="T67">50</text:span></text:p>
          </table:table-cell>
          <table:table-cell table:style-name="Таблица1.C3" office:value-type="string">
            <text:p text:style-name="P42"><text:span text:style-name="T69">8.9 × 10</text:span><text:span text:style-name="T67">51</text:span></text:p>
          </table:table-cell>
          <table:table-cell table:style-name="Таблица1.C3" office:value-type="string">
            <text:p text:style-name="P42"><text:span text:style-name="T69">2.8 × 10</text:span><text:span text:style-name="T67">53</text:span></text:p>
          </table:table-cell>
          <table:table-cell table:style-name="Таблица1.C3" office:value-type="string">
            <text:p text:style-name="P42"><text:span text:style-name="T69">8.9 × 10</text:span><text:span text:style-name="T67">54</text:span></text:p>
          </table:table-cell>
          <table:table-cell table:style-name="Таблица1.C3" office:value-type="string">
            <text:p text:style-name="P42"><text:span text:style-name="T69">2.8 × 10</text:span><text:span text:style-name="T67">56</text:span></text:p>
          </table:table-cell>
          <table:table-cell table:style-name="Таблица1.C3" office:value-type="string">
            <text:p text:style-name="P42"><text:span text:style-name="T69">8.9 × 10</text:span><text:span text:style-name="T67">56</text:span></text:p>
          </table:table-cell>
          <table:table-cell table:style-name="Таблица1.C3" office:value-type="string">
            <text:p text:style-name="P42"><text:span text:style-name="T69">4.8 × 10</text:span><text:span text:style-name="T67">57</text:span></text:p>
          </table:table-cell>
          <table:table-cell table:style-name="Таблица1.C3" office:value-type="string">
            <text:p text:style-name="P42"><text:span text:style-name="T69">7.4 × 10</text:span><text:span text:style-name="T67">57</text:span></text:p>
          </table:table-cell>
          <table:table-cell table:style-name="Таблица1.L3" office:value-type="string">
            <text:p text:style-name="P42"><text:span text:style-name="T69">1.0 × 10</text:span><text:span text:style-name="T67">58</text:span></text:p>
          </table:table-cell>
        </table:table-row>
        <table:table-row table:style-name="Таблица1.1">
          <table:table-cell table:style-name="Таблица1.A1" office:value-type="string">
            <text:p text:style-name="P41">512</text:p>
          </table:table-cell>
          <table:table-cell table:style-name="Таблица1.A1" office:value-type="string">
            <text:p text:style-name="P42"><text:span text:style-name="T69">1,3 × 10</text:span><text:span text:style-name="T67">154</text:span></text:p>
          </table:table-cell>
          <table:table-cell table:style-name="Таблица1.C3" office:value-type="string">
            <text:p text:style-name="P42"><text:span text:style-name="T69">1.6 × 10</text:span><text:span text:style-name="T67">68</text:span></text:p>
          </table:table-cell>
          <table:table-cell table:style-name="Таблица1.C3" office:value-type="string">
            <text:p text:style-name="P42"><text:span text:style-name="T69">5.2 × 10</text:span><text:span text:style-name="T67">69</text:span></text:p>
          </table:table-cell>
          <table:table-cell table:style-name="Таблица1.C3" office:value-type="string">
            <text:p text:style-name="P42"><text:span text:style-name="T69">1.6 × 10</text:span><text:span text:style-name="T67">71</text:span></text:p>
          </table:table-cell>
          <table:table-cell table:style-name="Таблица1.C3" office:value-type="string">
            <text:p text:style-name="P42"><text:span text:style-name="T69">5.2 × 10</text:span><text:span text:style-name="T67">72</text:span></text:p>
          </table:table-cell>
          <table:table-cell table:style-name="Таблица1.C3" office:value-type="string">
            <text:p text:style-name="P42"><text:span text:style-name="T69">1.6 × 10</text:span><text:span text:style-name="T67">74</text:span></text:p>
          </table:table-cell>
          <table:table-cell table:style-name="Таблица1.C3" office:value-type="string">
            <text:p text:style-name="P42"><text:span text:style-name="T69">5.2 × 10</text:span><text:span text:style-name="T67">75</text:span></text:p>
          </table:table-cell>
          <table:table-cell table:style-name="Таблица1.C3" office:value-type="string">
            <text:p text:style-name="P42"><text:span text:style-name="T69">1.6 × 10</text:span><text:span text:style-name="T67">76</text:span></text:p>
          </table:table-cell>
          <table:table-cell table:style-name="Таблица1.C3" office:value-type="string">
            <text:p text:style-name="P42"><text:span text:style-name="T69">8.8 × 10</text:span><text:span text:style-name="T67">76</text:span></text:p>
          </table:table-cell>
          <table:table-cell table:style-name="Таблица1.C3" office:value-type="string">
            <text:p text:style-name="P42"><text:span text:style-name="T69">1.4 × 10</text:span><text:span text:style-name="T67">77</text:span></text:p>
          </table:table-cell>
          <table:table-cell table:style-name="Таблица1.L3" office:value-type="string">
            <text:p text:style-name="P42"><text:span text:style-name="T69">1.9 × 10</text:span><text:span text:style-name="T67">7</text:span></text:p>
          </table:table-cell>
        </table:table-row>
      </table:table>
      <text:p text:style-name="P48"><text:span text:style-name="T58">Для этой атаки, например, может быть уязвима </text:span><text:a xlink:type="simple" xlink:href="http://cryptowiki.net/index.php?title=Алгоритмы_ЭЦП" text:style-name="Internet_20_link" text:visited-style-name="Visited_20_Internet_20_Link"><text:span text:style-name="Internet_20_link"><text:span text:style-name="T58">электронная цифровая подпись</text:span></text:span></text:a><text:span text:style-name="T58">. Допустим, что 2 человека — A и Б — хотят подписать контракт, но А хочет подсунуть Б поддельный вариант контракта. Тогда А составляет подлинный контракт и поддельный контракт. Далее посредством внесения допустимых изменений, не меняющих смысла текста (расстановкой запятых, переносов, отступов), А добивается, чтобы оба контракта имели одинаковый хеш. После этого А посылает Б подлинный контракт, Б его подписывает, а его подпись также показывает, что он подписал и поддельный контракт, так как оба контракта имеют одинаковый хеш. Для избежания уязвимости такого рода достаточно увеличить длину хеша настолько, чтобы стало вычислительно сложно найти 2 контракта с одинаковыми хешами.</text:span></text:p>
      <text:p text:style-name="P48"><text:span text:style-name="T58">В частности, требуется в два раза большая длина хеша, чтобы обеспечить вычислительную сложность, сравнимую со сложностью полного перебора. Другими словами, если с помощью полного перебора злоумышленник может вычислить </text:span><text:span text:style-name="T60">2 </text:span><text:span text:style-name="T65">n </text:span><text:span text:style-name="T58">хэш-значений, то он начнёт находить хэш-коллизии для всех хэшей длиной менее </text:span><text:span text:style-name="T60">2n </text:span><text:span text:style-name="T58">бит.</text:span></text:p>
      <text:p text:style-name="P54"><text:soft-page-break/>4.2 Атака нахождения прообраза</text:p>
      <text:p text:style-name="P48"><text:span text:style-name="T55">Атака нахождения прообраза </text:span><text:span text:style-name="Internet_20_link"><text:span text:style-name="T58">криптографической хеш-функции </text:span></text:span><text:span text:style-name="T58">— это попытка отыскать сообщение с заданным значением хеша. Существуют два типа подобных атак:</text:span></text:p>
      <text:list xml:id="list6204331749310180508" text:style-name="WWNum3">
        <text:list-item>
          <text:p text:style-name="P43"><text:span text:style-name="T60">Атака нахождения первого прообраза</text:span><text:span text:style-name="T58">: по данному значению хеша </text:span><text:span text:style-name="T60">h </text:span><text:span text:style-name="T58">найти такое сообщение </text:span><text:span text:style-name="T60">m</text:span><text:span text:style-name="T58">, что </text:span><text:span text:style-name="T60">hash(m) = h</text:span><text:span text:style-name="T58">.</text:span></text:p>
        </text:list-item>
        <text:list-item>
          <text:p text:style-name="P44"><text:span text:style-name="T60">Атака нахождения второго прообраза</text:span><text:span text:style-name="T58">: по данному сообщению </text:span><text:span text:style-name="T60">m1 </text:span><text:span text:style-name="T58">найти отличное от него сообщение </text:span><text:span text:style-name="T60">m2 </text:span><text:span text:style-name="T58">такое, что </text:span><text:span text:style-name="T60">hash(m2) = hash(m1)</text:span><text:span text:style-name="T58">.</text:span></text:p>
        </text:list-item>
      </text:list>
      <text:p text:style-name="P48"><text:span text:style-name="T58">Для идеальной </text:span><text:span text:style-name="T60">n </text:span><text:span text:style-name="T58">- битовой хеш-функции сложность нахождения первого прообраза составляет </text:span><text:span text:style-name="T60">2 </text:span><text:span text:style-name="T65">n</text:span><text:span text:style-name="T58">, что считается высоким показателем, учитывая среднюю длину хэш-значений (порядка 160 бит). Если злоумышленник не может провести атаку с меньшими затратами, то такая хэш-функция считается устойчивой к атаке нахождения прообраза.</text:span></text:p>
      <text:p text:style-name="P45">Разработанные на сегодняшний момент атаки на прообраз не являются практически пригодными. Если такую атаку возможно будет применить на практике, то это сильно повлияет на многие протоколы сети Интернет. В данном ключе, слово «практический» означает, что атака может быть проведена за разумное время при разумных затратах. Атака по нахождению прообраза, которая стоит миллиарды и занимает десятилетия вычислений, совсем не практична; в то же время атака, на которую уйдёт всего несколько тысяч долларов и несколько недель вычислений, применима на практике.</text:p>
      <text:p text:style-name="P45"/>
      <text:p text:style-name="P55"><text:span text:style-name="T12">4.3 </text:span><text:span text:style-name="T55">Словарная атака</text:span></text:p>
      <text:p text:style-name="P48"><text:span text:style-name="T55">Словарная атака </text:span><text:span text:style-name="T58">(dictionary attack) – это метод вскрытия какой-либо информации путем перебора возможных значений данной информации (здесь и далее для определенности в качестве мишени словарных атак будем рассматривать пароли пользователей, хранящиеся в виде их хэш-значений).</text:span></text:p>
      <text:p text:style-name="P45"><text:soft-page-break/>Название атаки произошло благодаря тому, что основу множества перебираемых паролей составляют слова какого-либо языка. Словарные атаки используют присущую большинству пользователей тенденцию к использованию легко запоминаемых паролей, к которым часто относятся различные слова и их варианты (например, замена части букв слова на похожие по написанию цифры или спецсимволы).</text:p>
      <text:p text:style-name="P45">Словарные атаки часто классифицируют как один из вариантов атаки методом «грубой силы» (этот метод коротко описан ниже), поскольку здесь также выполняется перебор вариантов пароля или ключа. По сравнению с методом «грубой силы» словарные атаки осуществляют перебор по существенно меньшему множеству возможных значений.</text:p>
      <text:p text:style-name="P45">Далее рассмотрим некоторые варианты словарных атак и методы противодействия им.</text:p>
      <text:p text:style-name="P45">Словарная атака, основанная на предварительных вычислениях.</text:p>
      <text:p text:style-name="P45">Смысл данного варианта словарной атаки состоит в предварительном вычислении хэш-значений паролей, принадлежащих какому-либо множеству.</text:p>
      <text:p text:style-name="P45">Путем такого вычисления атакующий получает таблицу соответствий входящих в множество паролей и их хэш-значений. Для нахождения искомого пароля, соответствующего известному злоумышленнику хэш-значению h, выполняется поиск хэш-значений в таблице, в результате которого делается один из следующих выводов:</text:p>
      <text:p text:style-name="P45">если в таблице нашлась запись, соответствующая искомому значению h, то пароль p (для которого h = hash(p)) найден; при этом стоит учитывать, что, поскольку возможно возникновение коллизий (коллизией (collision) является ситуация, при которой два различных сообщения m1 и m2 имеют одно и то же хэш-значение h = hash(m1) = hash(m2)), найденный пароль может быть не искомым паролем, а паролем с эквивалентным искомому хэш-значением;</text:p>
      <text:p text:style-name="P45"><text:soft-page-break/>если записи со значением h в таблице нет, то искомый пароль не принадлежит к множеству, покрываемому данной таблицей; можно продолжить поиск с помощью других таблиц или применением других методов.</text:p>
      <text:p text:style-name="P45">Основным недостатком данной атаки является достаточно большой объем памяти, требуемой на хранение таблицы, размер которого в битах для n-битного алгоритма хэширования можно оценить следующим образом:</text:p>
      <text:p text:style-name="P45"/>
      <text:p text:style-name="P45">V(T) = (n + k) * |P|,</text:p>
      <text:p text:style-name="P45"/>
      <text:p text:style-name="P45">где P – множество паролей, покрываемое таблицей T, k – средний размер пароля в битах.</text:p>
      <text:p text:style-name="P45"/>
      <text:p text:style-name="P55"><text:span text:style-name="T12">4.4 </text:span><text:span text:style-name="T55">Цепочки хэш-значений</text:span></text:p>
      <text:p text:style-name="P45">Использование цепочек хэш-значений (hash chains) – это улучшенный метод словарной атаки. Улучшение состоит в том, что при использовании цепочек на хранение таблицы паролей и соответствующих им хэш-значений требуется существенно меньше памяти, чем в случае классической словарной атаки.</text:p>
      <text:p text:style-name="P45">Принцип действия цепочек хэш-значений основан на введении дополнительной функции R(), с помощью которой любому хэш-значению h можно псевдослучайным образом сопоставить некий пароль p из множества паролей P:</text:p>
      <text:p text:style-name="P45">p = R(h).</text:p>
      <text:p text:style-name="P45">С помощью функции R() и функции хэширования hash() можно сформировать цепочки из паролей p1…pN и соответствующих им хэш-значений h1…hN:</text:p>
      <text:p text:style-name="P45"/>
      <text:p text:style-name="P48"><text:span text:style-name="T53">p1 arrow h1 arrow p2 arrow h2 arrow…arrow pN arrow hN. <text:s text:c="8"/></text:span><text:span text:style-name="T58">(1)</text:span></text:p>
      <text:p text:style-name="P45"><text:soft-page-break/>Известен простой пример функции R(): если множеством паролей является множество M-значных десятичных чисел, то выходным значением функции R() могут быть первые M цифр хэш-значения в десятичном представлении.</text:p>
      <text:p text:style-name="P45">Исходные значения p1 для каждой цепочки могут выбираться по любому принципу, в том числе, генерироваться случайным образом в пределах покрываемого таблицей множества паролей.</text:p>
      <text:p text:style-name="P45">Атакующий объединяет вычисленные таким образом цепочки в таблицу. Принципиальным моментом является то, что для уменьшения требуемой для хранения памяти сохраняется не вся таблица, а лишь первое и последнее значения (т. е. p1 и hN) для каждой строки.</text:p>
      <text:p text:style-name="P45">При необходимости найти пароль, соответствующий заданному хэш-значению hx, атакующий вычисляет следующую цепочку:</text:p>
      <text:p text:style-name="P45"/>
      <text:p text:style-name="P48"><text:span text:style-name="T53">hx arrow px+1 arrow hx+1 arrow…arrow px+N-1 arrow hx+N-1. <text:s text:c="3"/></text:span><text:span text:style-name="T58">(2)</text:span></text:p>
      <text:p text:style-name="P45"/>
      <text:p text:style-name="P45">Каждое из получаемых в процессе данных вычислений значений hx+N-1 сравнивается с хранящимися в таблице значениями hN каждой строки. Если на каком-либо этапе обнаружены эквивалентные значения hx+N-1 и hN, то дальнейшие вычисления цепочки (2) не выполняются, а поиск требуемого пароля выполняется восстановлением данной строки таблицы, т. е. вычислением цепочки (1) до нахождения некоторого значения hj, равного hx. При нахождении такого значения искомый пароль определяется как значение pj данной цепочки.</text:p>
      <text:p text:style-name="P45">Поскольку возможно возникновение коллизий, восстановление строки таблицы может не приводить к нахождению требуемого значения hj (см. пример на рис. 4; данный пример показывает также то, что коллизии уменьшают покрываемое таблицей множество паролей). В этом случае атакующий продолжает вычисления цепочки (2) до нахождения следующего совпадения hx+N-1 и hN. <text:soft-page-break/>Если вычисления цепочки (2) завершены, а совпадения не найдены, то атакующим делается вывод о том, что данная таблица не содержит искомый пароль.</text:p>
      <text:p text:style-name="P45">Значение N является параметром таблицы цепочек, от которого зависят две важные характеристики таблицы:</text:p>
      <text:p text:style-name="P45">размер памяти для хранения таблицы цепочек обратно пропорционален значению N при эквивалентном покрытии множества паролей (без учета коллизий, вероятность которых нелинейно возрастает с ростом N);</text:p>
      <text:p text:style-name="P45">сложность нахождения требуемого пароля в таблице, которая нелинейно возрастает с ростом N.</text:p>
      <text:p text:style-name="P45">Как показано выше , возникновение коллизий может приводить к частичному совмещению строк таблицы, что, в свою очередь, приводит к уменьшению покрытия множества паролей при заданных размерах таблицы.</text:p>
      <text:p text:style-name="P29">Вторая проблема – это «зацикленные» строки, возникающие из-за того, что в процессе вычисления строки произошло совпадение паролей (текущего и одного из предыдущих) или хэш-значений (т. е. для неких i и j pi = pj или hi = hj). Стоит отметить, что «зацикленные» строки могут быть обнаружены на этапе вычислений и отброшены.</text:p>
      <text:p text:style-name="P51"><text:span text:style-name="T58"><text:tab/>Широкую известность получили два направления усиления таблиц цепочек хэш-значений. Первое из них – использование нескольких таблиц меньшего размера вместо одной большой таблицы. В каждой из таблиц используется своя функция преобразования из хэш-значения в пароль, т. е. в совокупности таблиц используются несколько функций R1()…RT() (где T – количество таблиц).</text:span></text:p>
      <text:p text:style-name="P45"><text:tab/>В этом случае при возникновении коллизий в разных таблицах не происходит дальнейшего совмещения строк, поскольку в разных таблицах используются различные функции R(). Коллизия в одной таблице приведет к совмещению строк, но вероятность такой коллизии в T раз меньше по сравнению с коллизией в разных таблицах.</text:p>
      <text:p text:style-name="P49"><text:soft-page-break/><text:tab/>Второе направление усиления – использование строк переменной длины (но не превышающей некоего порогового значения L). Строка таблицы завершается при вычислении некоего специфического значения hi. Пример такого специфического значения – хэш-значение, у которого значение первых двух байтов равно нулю. Следует, однако, учесть, что пороговое значение L должно быть достаточно большим, чтобы в подавляющем большинстве строк специфическое хэш-значение достигалось. Если же такое значение после вычисления L хэш-значений не достигается, то вычисляемая строка отбрасывается, поскольку считается «зацикленной».</text:p>
      <text:p text:style-name="P50"><text:tab/>Данный вид таблиц помогает и против совмещения строк при коллизиях, поскольку в этом случае обе строки приведут к одному и тому же специфическому значению. Таким образом, совмещенные строки легко обнаруживаются, после чего одну из таких строк (менее длинную) можно отбросить и пересчитать с другим начальным значением.</text:p>
      <text:p text:style-name="P30">ЗАКЛЮЧЕНИЕ</text:p>
      <text:p text:style-name="P7"/>
      <text:p text:style-name="P10">Основными свойствами информации является конфиденциальность, целостность и доступность. На сегодняшний день сохранение этих свойств является важной задачей. </text:p>
      <text:p text:style-name="P9"><text:span text:style-name="T1">В ходе написания данной работы было изучено множество научного материала, который позволил в полной мере понять сущность алгоритмов хеширования, их особенности и принципы реализации. Итогом работы стала практическая реализация </text:span><text:span text:style-name="T5">криптографических алгоритмов хеширования </text:span><text:span text:style-name="T9">MD5, SHA256 </text:span><text:span text:style-name="T5">и </text:span><text:span text:style-name="T9">SHA384</text:span><text:span text:style-name="T1">.</text:span></text:p>
      <text:p text:style-name="P28"><text:span text:style-name="T1">Результатом созданного проекта стало </text:span><text:span text:style-name="T5">приложение разработанное в среде </text:span><text:span text:style-name="T6">Visual Studio 2015</text:span><text:span text:style-name="T5"> позволяющее получить хеш текста по одному из трёх этих алгоритмов.</text:span></text:p>
      <text:p text:style-name="P10">Таким образом, по итогу проделанной работы достигнута основная цель курсовой работы.</text:p>
      <text:p text:style-name="P15"/>
      <text:p text:style-name="P30">СПИСОК ИСПОЛЬЗОВАННЫХ ИСТОЧНИКОВ</text:p>
      <text:p text:style-name="P7"/>
      <text:p text:style-name="P9"><text:span text:style-name="T11">1. </text:span><text:span text:style-name="T24">Лапонина О.Р. Криптографические основы безопасности</text:span><text:span text:style-name="T61"> </text:span><text:span text:style-name="T24">Интернет-университет информационных технологий - ИНТУИТ.ру, 2004.</text:span><text:span text:style-name="T61"> </text:span></text:p>
      <text:p text:style-name="P9"><text:span text:style-name="T61">2. </text:span><text:span text:style-name="T36">Нильс Фергюсон</text:span><text:span text:style-name="T24">, </text:span><text:span text:style-name="T36">Брюс Шнайер</text:span><text:span text:style-name="T24">. Практическая криптография.</text:span></text:p>
      <text:p text:style-name="P9"><text:span text:style-name="T11">3. </text:span><text:span text:style-name="T36">Шнайер Б. </text:span><text:span text:style-name="T24">Прикладная криптография. Протоколы, алгоритмы, исходные тексты на языке Си</text:span><text:span text:style-name="T61"> </text:span></text:p>
      <text:p text:style-name="P9"><text:span text:style-name="T11">4. Информационный форум, посвященный </text:span><text:span text:style-name="T10">web</text:span><text:span text:style-name="T11">-технологиям [Электронный ресурс] // </text:span><text:span text:style-name="T10">URL</text:span><text:span text:style-name="T11">: https://webware.biz.</text:span></text:p>
      <text:p text:style-name="P33">5. Мао B. Современная криптография. Теория и практика. М.: Вильямс, 2005. 763 с.</text:p>
      <text:p text:style-name="P9"><text:span text:style-name="T11">6. </text:span><text:span text:style-name="T10">Web</text:span><text:span text:style-name="T11">-сайт </text:span><text:span text:style-name="T10">Micrsoft</text:span><text:span text:style-name="T11"> [Электронный ресурс]: </text:span><text:span text:style-name="T24">System.Security.Cryptography - пространство имен</text:span><text:span text:style-name="T11"> // </text:span><text:span text:style-name="T10">URL</text:span><text:span text:style-name="T11">: https://msdn.microsoft.com/ru-ru/library/system.security.cryptography(v=vs.110).aspx.</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Обычный"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ru" style:country-asian="RU"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Основной_20_текст1" style:display-name="Основной текст1" style:family="paragraph" style:parent-style-name="Standard" style:default-outline-level="">
      <loext:graphic-properties draw:fill="solid" draw:fill-color="#ffffff"/>
      <style:paragraph-properties fo:margin-top="0cm" fo:margin-bottom="0.106cm" loext:contextual-spacing="false" fo:line-height="0.52cm" fo:text-align="center" style:justify-single-word="false" fo:orphans="0" fo:widows="0" fo:background-color="#ffffff"/>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style>
    <style:style style:name="Основной_20_текст_20__28_2_29_" style:display-name="Основной текст (2)" style:family="paragraph" style:parent-style-name="Standard" style:default-outline-level="">
      <loext:graphic-properties draw:fill="solid" draw:fill-color="#ffffff"/>
      <style:paragraph-properties fo:margin-top="0.106cm" fo:margin-bottom="0.423cm" loext:contextual-spacing="false" fo:line-height="100%" fo:text-align="center" style:justify-single-word="false" fo:orphans="0" fo:widows="0" fo:background-color="#ffffff"/>
      <style:text-properties style:font-name="Times New Roman" fo:font-family="'Times New Roman'" style:font-family-generic="roman" style:font-pitch="variable" fo:font-size="7pt"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7pt"/>
    </style:style>
    <style:style style:name="Основной_20_текст_20__28_3_29_" style:display-name="Основной текст (3)" style:family="paragraph" style:parent-style-name="Standard" style:default-outline-level="">
      <loext:graphic-properties draw:fill="solid" draw:fill-color="#ffffff"/>
      <style:paragraph-properties fo:margin-top="0.635cm" fo:margin-bottom="0.423cm" loext:contextual-spacing="false" fo:line-height="100%" fo:text-align="center" style:justify-single-word="false" fo:orphans="0" fo:widows="0" fo:background-color="#ffffff"/>
      <style:text-properties style:font-name="Times New Roman" fo:font-family="'Times New Roman'" style:font-family-generic="roman" style:font-pitch="variable" fo:font-size="8.5pt" style:font-name-asian="Times New Roman1" style:font-family-asian="'Times New Roman'" style:font-family-generic-asian="system" style:font-pitch-asian="variable" style:font-size-asian="8.5pt" style:language-asian="en" style:country-asian="US" style:font-name-complex="Times New Roman1" style:font-family-complex="'Times New Roman'" style:font-family-generic-complex="system" style:font-pitch-complex="variable" style:font-size-complex="8.5pt"/>
    </style:style>
    <style:style style:name="Основной_20_текст_20__28_4_29_" style:display-name="Основной текст (4)" style:family="paragraph" style:parent-style-name="Standard" style:default-outline-level="">
      <loext:graphic-properties draw:fill="solid" draw:fill-color="#ffffff"/>
      <style:paragraph-properties fo:margin-top="0.106cm" fo:margin-bottom="0cm" loext:contextual-spacing="false" fo:line-height="100%" fo:text-align="justify" style:justify-single-word="false" fo:orphans="0" fo:widows="0" fo:background-color="#ffffff"/>
      <style:text-properties style:font-name="Trebuchet MS" fo:font-family="'Trebuchet MS'" style:font-family-generic="roman" style:font-pitch="variable" fo:font-size="8pt" style:font-name-asian="Trebuchet MS1" style:font-family-asian="'Trebuchet MS'" style:font-family-generic-asian="system" style:font-pitch-asian="variable" style:font-size-asian="8pt" style:language-asian="en" style:country-asian="US" style:font-name-complex="Trebuchet MS1" style:font-family-complex="'Trebuchet MS'"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Абзац_20_списка" style:display-name="Абзац списка" style:family="paragraph" style:parent-style-name="Standard" style:default-outline-level="">
      <style:paragraph-properties fo:margin-left="1.27cm" fo:margin-right="0cm" fo:text-indent="0cm" style:auto-text-indent="false"/>
    </style:style>
    <style:style style:name="Preformatted_20_Text" style:display-name="Preformatted Text" style:family="paragraph" style:parent-style-name="Standard" style:default-outline-level="" style:class="html"/>
    <style:style style:name="TOA_20_Heading" style:display-name="TOA Heading" style:family="paragraph" style:parent-style-name="Heading" style:default-outline-level=""/>
    <style:style style:name="Contents_20_Heading" style:display-name="Contents Heading" style:family="paragraph" style:parent-style-name="Heading" style:class="index"/>
    <style:style style:name="Table_20_Contents" style:display-name="Table Contents" style:family="paragraph" style:parent-style-name="Standard" style:class="extra"/>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asian="Calibri1" style:font-family-asian="Calibri" style:font-family-generic-asian="system" style:font-pitch-asian="variable" style:language-asian="ru" style:country-asian="RU"/>
    </style:style>
    <style:style style:name="Нижний_20_колонтитул_20_Знак" style:display-name="Нижний колонтитул Знак" style:family="text" style:parent-style-name="Default_20_Paragraph_20_Font">
      <style:text-properties style:font-name-asian="Calibri1" style:font-family-asian="Calibri" style:font-family-generic-asian="system" style:font-pitch-asian="variable" style:language-asian="ru" style:country-asian="RU"/>
    </style:style>
    <style:style style:name="Основной_20_текст_5f_" style:display-name="Основной текст_" style:family="text" style:parent-style-name="Default_20_Paragraph_20_Font">
      <style:text-properties style:font-name="Times New Roman" fo:font-family="'Times New Roman'" style:font-family-generic="roman" style:font-pitch="variable" fo:font-size="8pt" fo:background-color="#ffffff"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Основной_20_текст_20__28_2_29__5f_" style:display-name="Основной текст (2)_" style:family="text" style:parent-style-name="Default_20_Paragraph_20_Font">
      <style:text-properties style:font-name="Times New Roman" fo:font-family="'Times New Roman'" style:font-family-generic="roman" style:font-pitch="variable" fo:font-size="7pt" fo:background-color="#ffffff" style:font-name-asian="Times New Roman1" style:font-family-asian="'Times New Roman'" style:font-family-generic-asian="system" style:font-pitch-asian="variable" style:font-size-asian="7pt" style:font-name-complex="Times New Roman1" style:font-family-complex="'Times New Roman'" style:font-family-generic-complex="system" style:font-pitch-complex="variable" style:font-size-complex="7pt"/>
    </style:style>
    <style:style style:name="Основной_20_текст_20__2b__20_7_20_pt" style:display-name="Основной текст + 7 pt" style:family="text" style:parent-style-name="Основной_20_текст_5f_">
      <style:text-properties fo:color="#000000" style:font-name="Times New Roman" fo:font-family="'Times New Roman'" style:font-family-generic="roman" style:font-pitch="variable" fo:font-size="7pt" fo:letter-spacing="normal" fo:language="ru" fo:country="RU" fo:background-color="#ffffff" style:font-name-asian="Times New Roman1" style:font-family-asian="'Times New Roman'" style:font-family-generic-asian="system" style:font-pitch-asian="variable" style:font-size-asian="7pt" style:language-asian="ru" style:country-asian="RU" style:font-name-complex="Times New Roman1" style:font-family-complex="'Times New Roman'" style:font-family-generic-complex="system" style:font-pitch-complex="variable" style:font-size-complex="7pt" style:language-complex="ru" style:country-complex="RU" style:text-scale="100%"/>
    </style:style>
    <style:style style:name="Основной_20_текст_20__28_2_29__20__2b__20_8_20_pt" style:display-name="Основной текст (2) + 8 pt" style:family="text" style:parent-style-name="Основной_20_текст_20__28_2_29__5f_">
      <style:text-properties fo:color="#000000" style:font-name="Times New Roman" fo:font-family="'Times New Roman'" style:font-family-generic="roman" style:font-pitch="variable" fo:font-size="8pt" fo:letter-spacing="normal" fo:language="ru" fo:country="RU" fo:background-color="#ffffff"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language-complex="ru" style:country-complex="RU" style:text-scale="100%"/>
    </style:style>
    <style:style style:name="Основной_20_текст_20__28_3_29__5f_" style:display-name="Основной текст (3)_" style:family="text" style:parent-style-name="Default_20_Paragraph_20_Font">
      <style:text-properties style:font-name="Times New Roman" fo:font-family="'Times New Roman'" style:font-family-generic="roman" style:font-pitch="variable" fo:font-size="8.5pt" fo:background-color="#ffffff" style:font-name-asian="Times New Roman1" style:font-family-asian="'Times New Roman'" style:font-family-generic-asian="system" style:font-pitch-asian="variable" style:font-size-asian="8.5pt" style:font-name-complex="Times New Roman1" style:font-family-complex="'Times New Roman'" style:font-family-generic-complex="system" style:font-pitch-complex="variable" style:font-size-complex="8.5pt"/>
    </style:style>
    <style:style style:name="Основной_20_текст_20__28_4_29__5f_" style:display-name="Основной текст (4)_" style:family="text" style:parent-style-name="Default_20_Paragraph_20_Font">
      <style:text-properties style:font-name="Trebuchet MS" fo:font-family="'Trebuchet MS'" style:font-family-generic="roman" style:font-pitch="variable" fo:font-size="8pt" fo:background-color="#ffffff" style:font-name-asian="Trebuchet MS1" style:font-family-asian="'Trebuchet MS'" style:font-family-generic-asian="system" style:font-pitch-asian="variable" style:font-size-asian="8pt" style:font-name-complex="Trebuchet MS1" style:font-family-complex="'Trebuchet MS'" style:font-family-generic-complex="system" style:font-pitch-complex="variable" style:font-size-complex="8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WW8Num3z0"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0" style:family="text">
      <style:text-properties fo:color="#000000" style:font-name="Symbol" fo:font-family="Symbol" style:font-family-generic="roman" style:font-pitch="variable" fo:font-size="10pt" style:font-size-asian="10pt" style:language-asian="ru" style:country-asian="RU" style:font-name-complex="Symbol2" style:font-family-complex="Symbol" style:font-family-generic-complex="system" style:font-pitch-complex="variable" style:font-size-complex="14pt"/>
    </style:style>
    <style:style style:name="ListLabel_20_4" style:display-name="ListLabel 4" style:family="text">
      <style:text-properties style:font-name="Times New Roman" fo:font-family="'Times New Roman'" style:font-family-generic="roman" style:font-pitch="variable" fo:font-size="14pt" style:font-size-asian="14pt" style:font-name-complex="Symbol2" style:font-family-complex="Symbol" style:font-family-generic-complex="system" style:font-pitch-complex="variable"/>
    </style:style>
    <style:style style:name="ListLabel_20_5" style:display-name="ListLabel 5"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6" style:display-name="ListLabel 6"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7" style:display-name="ListLabel 7"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8" style:display-name="ListLabel 8"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9" style:display-name="ListLabel 9"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0" style:display-name="ListLabel 10"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1" style:display-name="ListLabel 11"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2" style:display-name="ListLabel 12"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3" style:display-name="ListLabel 13"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4" style:display-name="ListLabel 14" style:family="text">
      <style:text-properties style:font-name="Times New Roman" fo:font-family="'Times New Roman'" style:font-family-generic="roman" style:font-pitch="variable" fo:font-size="14pt" style:font-size-asian="14pt" style:font-name-complex="Symbol2" style:font-family-complex="Symbol" style:font-family-generic-complex="system" style:font-pitch-complex="variable"/>
    </style:style>
    <style:style style:name="ListLabel_20_15" style:display-name="ListLabel 15"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6" style:display-name="ListLabel 16"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7" style:display-name="ListLabel 17"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8" style:display-name="ListLabel 18"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19" style:display-name="ListLabel 19"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20" style:display-name="ListLabel 20"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21" style:display-name="ListLabel 21"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22" style:display-name="ListLabel 22"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ListLabel_20_23" style:display-name="ListLabel 23" style:family="text">
      <style:text-properties fo:color="#000000" fo:font-size="10pt" style:font-size-asian="10pt" style:language-asian="ru" style:country-asian="RU" style:font-name-complex="Symbol2" style:font-family-complex="Symbol"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07:49:00</meta:creation-date>
    <meta:initial-creator>Windows User</meta:initial-creator>
    <dc:language>ru-RU</dc:language>
    <meta:print-date>2016-05-10T11:51:00</meta:print-date>
    <dc:date>2016-05-30T12:35:01.736000000</dc:date>
    <meta:editing-cycles>55</meta:editing-cycles>
    <meta:editing-duration>P1DT5H15M57S</meta:editing-duration>
    <meta:generator>LibreOffice/5.1.3.2$Windows_X86_64 LibreOffice_project/644e4637d1d8544fd9f56425bd6cec110e49301b</meta:generator>
    <meta:document-statistic meta:table-count="1" meta:image-count="1" meta:object-count="0" meta:page-count="23" meta:paragraph-count="250" meta:word-count="3732" meta:character-count="28110" meta:non-whitespace-character-count="24573"/>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